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6.8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28.8pt"/>
    </style:style>
    <style:style style:name="co9" style:family="table-column">
      <style:table-column-properties fo:break-before="auto" style:column-width="30.36pt"/>
    </style:style>
    <style:style style:name="co10" style:family="table-column">
      <style:table-column-properties fo:break-before="auto" style:column-width="105.19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/>
      <table:table table:name="mcdonal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2" table:default-cell-style-name="Default"/>
        <table:table-column table:style-name="co12" table:default-cell-style-name="Default"/>
        <table:table-column table:style-name="co13" table:number-columns-repeated="10" table:default-cell-style-name="Default"/>
        <table:table-row table:style-name="ro1">
          <table:table-cell table:style-name="Default" office:value-type="string" calcext:value-type="string">
            <text:p>ITEM</text:p>
          </table:table-cell>
          <table:table-cell table:style-name="Default" office:value-type="string" calcext:value-type="string">
            <text:p>CAL</text:p>
          </table:table-cell>
          <table:table-cell table:style-name="Default" office:value-type="string" calcext:value-type="string">
            <text:p>FAT</text:p>
          </table:table-cell>
          <table:table-cell table:style-name="Default" office:value-type="string" calcext:value-type="string">
            <text:p>SFAT</text:p>
          </table:table-cell>
          <table:table-cell table:style-name="Default" office:value-type="string" calcext:value-type="string">
            <text:p>TFAT</text:p>
          </table:table-cell>
          <table:table-cell table:style-name="Default" office:value-type="string" calcext:value-type="string">
            <text:p>CHOL</text:p>
          </table:table-cell>
          <table:table-cell table:style-name="Default" office:value-type="string" calcext:value-type="string">
            <text:p>SALT</text:p>
          </table:table-cell>
          <table:table-cell table:style-name="Default" office:value-type="string" calcext:value-type="string">
            <text:p>CARB</text:p>
          </table:table-cell>
          <table:table-cell table:style-name="Default" office:value-type="string" calcext:value-type="string">
            <text:p>FBR</text:p>
          </table:table-cell>
          <table:table-cell table:style-name="Default" office:value-type="string" calcext:value-type="string">
            <text:p>SGR</text:p>
          </table:table-cell>
          <table:table-cell table:style-name="Default" office:value-type="string" calcext:value-type="string">
            <text:p>PRO</text:p>
          </table:table-cell>
          <table:table-cell table:style-name="Default" office:value-type="string" calcext:value-type="string">
            <text:p>CATEGORY</text:p>
          </table:table-cell>
          <table:table-cell table:style-name="Default" office:value-type="string" calcext:value-type="string">
            <text:p>WEIGHT</text:p>
          </table:table-cell>
          <table:table-cell table:style-name="Default" office:value-type="string" calcext:value-type="string">
            <text:p>PRI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con Clubhouse Burger 9.7 oz (274 g)</text:p>
          </table:table-cell>
          <table:table-cell office:value-type="float" office:value="740" calcext:value-type="float">
            <text:p>74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125" calcext:value-type="float">
            <text:p>125</text:p>
          </table:table-cell>
          <table:table-cell office:value-type="float" office:value="1480" calcext:value-type="float">
            <text:p>148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URGERSANDWICH</text:p>
          </table:table-cell>
          <table:table-cell office:value-type="float" office:value="274" calcext:value-type="float">
            <text:p>274</text:p>
          </table:table-cell>
          <table:table-cell office:value-type="float" office:value="4.49" calcext:value-type="float">
            <text:p>4.49</text:p>
          </table:table-cell>
          <table:table-cell table:number-columns-repeated="2"/>
          <table:table-cell table:formula="of:=[.B2]/[.$N2]" office:value-type="float" office:value="164.810690423163" calcext:value-type="float">
            <text:p>164.8106904232</text:p>
          </table:table-cell>
          <table:table-cell table:formula="of:=[.C2]/[.$N2]" office:value-type="float" office:value="9.13140311804009" calcext:value-type="float">
            <text:p>9.131403118</text:p>
          </table:table-cell>
          <table:table-cell table:formula="of:=[.D2]/[.$N2]" office:value-type="float" office:value="3.56347438752784" calcext:value-type="float">
            <text:p>3.5634743875</text:p>
          </table:table-cell>
          <table:table-cell table:formula="of:=[.E2]/[.$N2]" office:value-type="float" office:value="0.334075723830735" calcext:value-type="float">
            <text:p>0.3340757238</text:p>
          </table:table-cell>
          <table:table-cell table:formula="of:=[.F2]/[.$N2]" office:value-type="float" office:value="27.8396436525612" calcext:value-type="float">
            <text:p>27.8396436526</text:p>
          </table:table-cell>
          <table:table-cell table:formula="of:=[.G2]/[.$N2]" office:value-type="float" office:value="329.621380846325" calcext:value-type="float">
            <text:p>329.6213808463</text:p>
          </table:table-cell>
          <table:table-cell table:formula="of:=[.H2]/[.$N2]" office:value-type="float" office:value="11.358574610245" calcext:value-type="float">
            <text:p>11.3585746102</text:p>
          </table:table-cell>
          <table:table-cell table:formula="of:=[.I2]/[.$N2]" office:value-type="float" office:value="0.89086859688196" calcext:value-type="float">
            <text:p>0.8908685969</text:p>
          </table:table-cell>
          <table:table-cell table:formula="of:=[.J2]/[.$N2]" office:value-type="float" office:value="3.11804008908686" calcext:value-type="float">
            <text:p>3.1180400891</text:p>
          </table:table-cell>
          <table:table-cell table:formula="of:=[.K2]/[.$N2]" office:value-type="float" office:value="8.9086859688196" calcext:value-type="float">
            <text:p>8.9086859688</text:p>
          </table:table-cell>
        </table:table-row>
        <table:table-row table:style-name="ro1">
          <table:table-cell office:value-type="string" calcext:value-type="string">
            <text:p>Premium Grilled Chicken Bacon Clubhouse Sandwich 10 oz (285 g)</text:p>
          </table:table-cell>
          <table:table-cell office:value-type="float" office:value="610" calcext:value-type="float">
            <text:p>6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URGERSANDWICH</text:p>
          </table:table-cell>
          <table:table-cell office:value-type="float" office:value="285" calcext:value-type="float">
            <text:p>285</text:p>
          </table:table-cell>
          <table:table-cell office:value-type="float" office:value="4.49" calcext:value-type="float">
            <text:p>4.49</text:p>
          </table:table-cell>
          <table:table-cell table:number-columns-repeated="2"/>
          <table:table-cell table:formula="of:=[.B3]/[.$N3]" office:value-type="float" office:value="135.857461024499" calcext:value-type="float">
            <text:p>135.8574610245</text:p>
          </table:table-cell>
          <table:table-cell table:formula="of:=[.C3]/[.$N3]" office:value-type="float" office:value="5.79064587973274" calcext:value-type="float">
            <text:p>5.7906458797</text:p>
          </table:table-cell>
          <table:table-cell table:formula="of:=[.D3]/[.$N3]" office:value-type="float" office:value="1.78173719376392" calcext:value-type="float">
            <text:p>1.7817371938</text:p>
          </table:table-cell>
          <table:table-cell table:formula="of:=[.E3]/[.$N3]" office:value-type="float" office:value="0" calcext:value-type="float">
            <text:p>0</text:p>
          </table:table-cell>
          <table:table-cell table:formula="of:=[.F3]/[.$N3]" office:value-type="float" office:value="27.8396436525612" calcext:value-type="float">
            <text:p>27.8396436526</text:p>
          </table:table-cell>
          <table:table-cell table:formula="of:=[.G3]/[.$N3]" office:value-type="float" office:value="389.755011135857" calcext:value-type="float">
            <text:p>389.7550111359</text:p>
          </table:table-cell>
          <table:table-cell table:formula="of:=[.H3]/[.$N3]" office:value-type="float" office:value="11.1358574610245" calcext:value-type="float">
            <text:p>11.135857461</text:p>
          </table:table-cell>
          <table:table-cell table:formula="of:=[.I3]/[.$N3]" office:value-type="float" office:value="0.66815144766147" calcext:value-type="float">
            <text:p>0.6681514477</text:p>
          </table:table-cell>
          <table:table-cell table:formula="of:=[.J3]/[.$N3]" office:value-type="float" office:value="3.11804008908686" calcext:value-type="float">
            <text:p>3.1180400891</text:p>
          </table:table-cell>
          <table:table-cell table:formula="of:=[.K3]/[.$N3]" office:value-type="float" office:value="10.022271714922" calcext:value-type="float">
            <text:p>10.0222717149</text:p>
          </table:table-cell>
        </table:table-row>
        <table:table-row table:style-name="ro1">
          <table:table-cell office:value-type="string" calcext:value-type="string">
            <text:p>Premium Buttermilk Crispy Chicken Bacon Clubhouse Sandwich 10.1 oz (287 g)</text:p>
          </table:table-cell>
          <table:table-cell office:value-type="float" office:value="790" calcext:value-type="float">
            <text:p>79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10" calcext:value-type="float">
            <text:p>110</text:p>
          </table:table-cell>
          <table:table-cell office:value-type="float" office:value="1620" calcext:value-type="float">
            <text:p>162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URGERSANDWICH</text:p>
          </table:table-cell>
          <table:table-cell office:value-type="float" office:value="287" calcext:value-type="float">
            <text:p>287</text:p>
          </table:table-cell>
          <table:table-cell office:value-type="float" office:value="4.49" calcext:value-type="float">
            <text:p>4.49</text:p>
          </table:table-cell>
          <table:table-cell table:number-columns-repeated="2"/>
          <table:table-cell table:formula="of:=[.B4]/[.$N4]" office:value-type="float" office:value="175.946547884187" calcext:value-type="float">
            <text:p>175.9465478842</text:p>
          </table:table-cell>
          <table:table-cell table:formula="of:=[.C4]/[.$N4]" office:value-type="float" office:value="8.9086859688196" calcext:value-type="float">
            <text:p>8.9086859688</text:p>
          </table:table-cell>
          <table:table-cell table:formula="of:=[.D4]/[.$N4]" office:value-type="float" office:value="2.44988864142539" calcext:value-type="float">
            <text:p>2.4498886414</text:p>
          </table:table-cell>
          <table:table-cell table:formula="of:=[.E4]/[.$N4]" office:value-type="float" office:value="0.111358574610245" calcext:value-type="float">
            <text:p>0.1113585746</text:p>
          </table:table-cell>
          <table:table-cell table:formula="of:=[.F4]/[.$N4]" office:value-type="float" office:value="24.4988864142539" calcext:value-type="float">
            <text:p>24.4988864143</text:p>
          </table:table-cell>
          <table:table-cell table:formula="of:=[.G4]/[.$N4]" office:value-type="float" office:value="360.801781737194" calcext:value-type="float">
            <text:p>360.8017817372</text:p>
          </table:table-cell>
          <table:table-cell table:formula="of:=[.H4]/[.$N4]" office:value-type="float" office:value="14.9220489977728" calcext:value-type="float">
            <text:p>14.9220489978</text:p>
          </table:table-cell>
          <table:table-cell table:formula="of:=[.I4]/[.$N4]" office:value-type="float" office:value="1.11358574610245" calcext:value-type="float">
            <text:p>1.1135857461</text:p>
          </table:table-cell>
          <table:table-cell table:formula="of:=[.J4]/[.$N4]" office:value-type="float" office:value="3.34075723830735" calcext:value-type="float">
            <text:p>3.3407572383</text:p>
          </table:table-cell>
          <table:table-cell table:formula="of:=[.K4]/[.$N4]" office:value-type="float" office:value="8.9086859688196" calcext:value-type="float">
            <text:p>8.9086859688</text:p>
          </table:table-cell>
        </table:table-row>
        <table:table-row table:style-name="ro1">
          <table:table-cell office:value-type="string" calcext:value-type="string">
            <text:p>McChicken ® 5.1 oz (144 g)</text:p>
          </table:table-cell>
          <table:table-cell office:value-type="float" office:value="370" calcext:value-type="float">
            <text:p>370</text:p>
          </table:table-cell>
          <table:table-cell office:value-type="float" office:value="17" calcext:value-type="float">
            <text:p>17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50" calcext:value-type="float">
            <text:p>65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RGERSANDWICH</text:p>
          </table:table-cell>
          <table:table-cell office:value-type="float" office:value="144" calcext:value-type="float">
            <text:p>144</text:p>
          </table:table-cell>
          <table:table-cell office:value-type="float" office:value="1.29" calcext:value-type="float">
            <text:p>1.29</text:p>
          </table:table-cell>
          <table:table-cell table:number-columns-repeated="2"/>
          <table:table-cell table:formula="of:=[.B5]/[.$N5]" office:value-type="float" office:value="286.821705426357" calcext:value-type="float">
            <text:p>286.8217054264</text:p>
          </table:table-cell>
          <table:table-cell table:formula="of:=[.C5]/[.$N5]" office:value-type="float" office:value="13.1782945736434" calcext:value-type="float">
            <text:p>13.1782945736</text:p>
          </table:table-cell>
          <table:table-cell table:formula="of:=[.D5]/[.$N5]" office:value-type="float" office:value="2.71317829457364" calcext:value-type="float">
            <text:p>2.7131782946</text:p>
          </table:table-cell>
          <table:table-cell table:formula="of:=[.E5]/[.$N5]" office:value-type="float" office:value="0" calcext:value-type="float">
            <text:p>0</text:p>
          </table:table-cell>
          <table:table-cell table:formula="of:=[.F5]/[.$N5]" office:value-type="float" office:value="31.0077519379845" calcext:value-type="float">
            <text:p>31.007751938</text:p>
          </table:table-cell>
          <table:table-cell table:formula="of:=[.G5]/[.$N5]" office:value-type="float" office:value="503.875968992248" calcext:value-type="float">
            <text:p>503.8759689922</text:p>
          </table:table-cell>
          <table:table-cell table:formula="of:=[.H5]/[.$N5]" office:value-type="float" office:value="31.0077519379845" calcext:value-type="float">
            <text:p>31.007751938</text:p>
          </table:table-cell>
          <table:table-cell table:formula="of:=[.I5]/[.$N5]" office:value-type="float" office:value="1.55038759689922" calcext:value-type="float">
            <text:p>1.5503875969</text:p>
          </table:table-cell>
          <table:table-cell table:formula="of:=[.J5]/[.$N5]" office:value-type="float" office:value="3.87596899224806" calcext:value-type="float">
            <text:p>3.8759689922</text:p>
          </table:table-cell>
          <table:table-cell table:formula="of:=[.K5]/[.$N5]" office:value-type="float" office:value="10.8527131782946" calcext:value-type="float">
            <text:p>10.8527131783</text:p>
          </table:table-cell>
        </table:table-row>
        <table:table-row table:style-name="ro1">
          <table:table-cell office:value-type="string" calcext:value-type="string">
            <text:p>Filet-O-Fish 5 oz (142 g)</text:p>
          </table:table-cell>
          <table:table-cell office:value-type="float" office:value="390" calcext:value-type="float">
            <text:p>3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90" calcext:value-type="float">
            <text:p>59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RGERSANDWICH</text:p>
          </table:table-cell>
          <table:table-cell office:value-type="float" office:value="142" calcext:value-type="float">
            <text:p>142</text:p>
          </table:table-cell>
          <table:table-cell office:value-type="float" office:value="3.79" calcext:value-type="float">
            <text:p>3.79</text:p>
          </table:table-cell>
          <table:table-cell table:number-columns-repeated="2"/>
          <table:table-cell table:formula="of:=[.B6]/[.$N6]" office:value-type="float" office:value="102.902374670185" calcext:value-type="float">
            <text:p>102.9023746702</text:p>
          </table:table-cell>
          <table:table-cell table:formula="of:=[.C6]/[.$N6]" office:value-type="float" office:value="5.0131926121372" calcext:value-type="float">
            <text:p>5.0131926121</text:p>
          </table:table-cell>
          <table:table-cell table:formula="of:=[.D6]/[.$N6]" office:value-type="float" office:value="1.05540897097625" calcext:value-type="float">
            <text:p>1.055408971</text:p>
          </table:table-cell>
          <table:table-cell table:formula="of:=[.E6]/[.$N6]" office:value-type="float" office:value="0" calcext:value-type="float">
            <text:p>0</text:p>
          </table:table-cell>
          <table:table-cell table:formula="of:=[.F6]/[.$N6]" office:value-type="float" office:value="10.5540897097625" calcext:value-type="float">
            <text:p>10.5540897098</text:p>
          </table:table-cell>
          <table:table-cell table:formula="of:=[.G6]/[.$N6]" office:value-type="float" office:value="155.672823218997" calcext:value-type="float">
            <text:p>155.672823219</text:p>
          </table:table-cell>
          <table:table-cell table:formula="of:=[.H6]/[.$N6]" office:value-type="float" office:value="10.2902374670185" calcext:value-type="float">
            <text:p>10.290237467</text:p>
          </table:table-cell>
          <table:table-cell table:formula="of:=[.I6]/[.$N6]" office:value-type="float" office:value="0.527704485488127" calcext:value-type="float">
            <text:p>0.5277044855</text:p>
          </table:table-cell>
          <table:table-cell table:formula="of:=[.J6]/[.$N6]" office:value-type="float" office:value="1.31926121372032" calcext:value-type="float">
            <text:p>1.3192612137</text:p>
          </table:table-cell>
          <table:table-cell table:formula="of:=[.K6]/[.$N6]" office:value-type="float" office:value="3.95778364116095" calcext:value-type="float">
            <text:p>3.9577836412</text:p>
          </table:table-cell>
        </table:table-row>
        <table:table-row table:style-name="ro1">
          <table:table-cell office:value-type="string" calcext:value-type="string">
            <text:p>Premium McWrap Chicken &amp; Bacon (Buttermilk Crispy) 11.1 oz (314 g)</text:p>
          </table:table-cell>
          <table:table-cell office:value-type="float" office:value="690" calcext:value-type="float">
            <text:p>69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URGERSANDWICH</text:p>
          </table:table-cell>
          <table:table-cell office:value-type="float" office:value="314" calcext:value-type="float">
            <text:p>314</text:p>
          </table:table-cell>
          <table:table-cell office:value-type="float" office:value="4.39" calcext:value-type="float">
            <text:p>4.39</text:p>
          </table:table-cell>
          <table:table-cell table:number-columns-repeated="2"/>
          <table:table-cell table:formula="of:=[.B7]/[.$N7]" office:value-type="float" office:value="157.175398633257" calcext:value-type="float">
            <text:p>157.1753986333</text:p>
          </table:table-cell>
          <table:table-cell table:formula="of:=[.C7]/[.$N7]" office:value-type="float" office:value="7.74487471526196" calcext:value-type="float">
            <text:p>7.7448747153</text:p>
          </table:table-cell>
          <table:table-cell table:formula="of:=[.D7]/[.$N7]" office:value-type="float" office:value="2.27790432801822" calcext:value-type="float">
            <text:p>2.277904328</text:p>
          </table:table-cell>
          <table:table-cell table:formula="of:=[.E7]/[.$N7]" office:value-type="float" office:value="0.113895216400911" calcext:value-type="float">
            <text:p>0.1138952164</text:p>
          </table:table-cell>
          <table:table-cell table:formula="of:=[.F7]/[.$N7]" office:value-type="float" office:value="22.7790432801822" calcext:value-type="float">
            <text:p>22.7790432802</text:p>
          </table:table-cell>
          <table:table-cell table:formula="of:=[.G7]/[.$N7]" office:value-type="float" office:value="330.296127562642" calcext:value-type="float">
            <text:p>330.2961275626</text:p>
          </table:table-cell>
          <table:table-cell table:formula="of:=[.H7]/[.$N7]" office:value-type="float" office:value="13.2118451025057" calcext:value-type="float">
            <text:p>13.2118451025</text:p>
          </table:table-cell>
          <table:table-cell table:formula="of:=[.I7]/[.$N7]" office:value-type="float" office:value="0.911161731207289" calcext:value-type="float">
            <text:p>0.9111617312</text:p>
          </table:table-cell>
          <table:table-cell table:formula="of:=[.J7]/[.$N7]" office:value-type="float" office:value="1.36674259681093" calcext:value-type="float">
            <text:p>1.3667425968</text:p>
          </table:table-cell>
          <table:table-cell table:formula="of:=[.K7]/[.$N7]" office:value-type="float" office:value="8.2004555808656" calcext:value-type="float">
            <text:p>8.2004555809</text:p>
          </table:table-cell>
        </table:table-row>
        <table:table-row table:style-name="ro1">
          <table:table-cell office:value-type="string" calcext:value-type="string">
            <text:p>Premium McWrap Chicken &amp; Bacon (Grilled) 11 oz (312 g)</text:p>
          </table:table-cell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5" calcext:value-type="float">
            <text:p>115</text:p>
          </table:table-cell>
          <table:table-cell office:value-type="float" office:value="1570" calcext:value-type="float">
            <text:p>157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URGERSANDWICH</text:p>
          </table:table-cell>
          <table:table-cell office:value-type="float" office:value="312" calcext:value-type="float">
            <text:p>312</text:p>
          </table:table-cell>
          <table:table-cell office:value-type="float" office:value="4.39" calcext:value-type="float">
            <text:p>4.39</text:p>
          </table:table-cell>
          <table:table-cell table:number-columns-repeated="2"/>
          <table:table-cell table:formula="of:=[.B8]/[.$N8]" office:value-type="float" office:value="113.895216400911" calcext:value-type="float">
            <text:p>113.8952164009</text:p>
          </table:table-cell>
          <table:table-cell table:formula="of:=[.C8]/[.$N8]" office:value-type="float" office:value="4.32801822323463" calcext:value-type="float">
            <text:p>4.3280182232</text:p>
          </table:table-cell>
          <table:table-cell table:formula="of:=[.D8]/[.$N8]" office:value-type="float" office:value="1.82232346241458" calcext:value-type="float">
            <text:p>1.8223234624</text:p>
          </table:table-cell>
          <table:table-cell table:formula="of:=[.E8]/[.$N8]" office:value-type="float" office:value="0.113895216400911" calcext:value-type="float">
            <text:p>0.1138952164</text:p>
          </table:table-cell>
          <table:table-cell table:formula="of:=[.F8]/[.$N8]" office:value-type="float" office:value="26.1958997722096" calcext:value-type="float">
            <text:p>26.1958997722</text:p>
          </table:table-cell>
          <table:table-cell table:formula="of:=[.G8]/[.$N8]" office:value-type="float" office:value="357.630979498861" calcext:value-type="float">
            <text:p>357.6309794989</text:p>
          </table:table-cell>
          <table:table-cell table:formula="of:=[.H8]/[.$N8]" office:value-type="float" office:value="9.33940774487472" calcext:value-type="float">
            <text:p>9.3394077449</text:p>
          </table:table-cell>
          <table:table-cell table:formula="of:=[.I8]/[.$N8]" office:value-type="float" office:value="0.683371298405467" calcext:value-type="float">
            <text:p>0.6833712984</text:p>
          </table:table-cell>
          <table:table-cell table:formula="of:=[.J8]/[.$N8]" office:value-type="float" office:value="1.13895216400911" calcext:value-type="float">
            <text:p>1.138952164</text:p>
          </table:table-cell>
          <table:table-cell table:formula="of:=[.K8]/[.$N8]" office:value-type="float" office:value="9.33940774487472" calcext:value-type="float">
            <text:p>9.3394077449</text:p>
          </table:table-cell>
        </table:table-row>
        <table:table-row table:style-name="ro1">
          <table:table-cell office:value-type="string" calcext:value-type="string">
            <text:p>Premium McWrap Chicken &amp; Ranch (Buttermilk Crispy) 10.9 oz (309 g)</text:p>
          </table:table-cell>
          <table:table-cell office:value-type="float" office:value="660" calcext:value-type="float">
            <text:p>66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85" calcext:value-type="float">
            <text:p>85</text:p>
          </table:table-cell>
          <table:table-cell office:value-type="float" office:value="1250" calcext:value-type="float">
            <text:p>125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URGERSANDWICH</text:p>
          </table:table-cell>
          <table:table-cell office:value-type="float" office:value="309" calcext:value-type="float">
            <text:p>309</text:p>
          </table:table-cell>
          <table:table-cell office:value-type="float" office:value="4.39" calcext:value-type="float">
            <text:p>4.39</text:p>
          </table:table-cell>
          <table:table-cell table:number-columns-repeated="2"/>
          <table:table-cell table:formula="of:=[.B9]/[.$N9]" office:value-type="float" office:value="150.341685649203" calcext:value-type="float">
            <text:p>150.3416856492</text:p>
          </table:table-cell>
          <table:table-cell table:formula="of:=[.C9]/[.$N9]" office:value-type="float" office:value="7.74487471526196" calcext:value-type="float">
            <text:p>7.7448747153</text:p>
          </table:table-cell>
          <table:table-cell table:formula="of:=[.D9]/[.$N9]" office:value-type="float" office:value="2.0501138952164" calcext:value-type="float">
            <text:p>2.0501138952</text:p>
          </table:table-cell>
          <table:table-cell table:formula="of:=[.E9]/[.$N9]" office:value-type="float" office:value="0.113895216400911" calcext:value-type="float">
            <text:p>0.1138952164</text:p>
          </table:table-cell>
          <table:table-cell table:formula="of:=[.F9]/[.$N9]" office:value-type="float" office:value="19.3621867881549" calcext:value-type="float">
            <text:p>19.3621867882</text:p>
          </table:table-cell>
          <table:table-cell table:formula="of:=[.G9]/[.$N9]" office:value-type="float" office:value="284.738041002278" calcext:value-type="float">
            <text:p>284.7380410023</text:p>
          </table:table-cell>
          <table:table-cell table:formula="of:=[.H9]/[.$N9]" office:value-type="float" office:value="13.4396355353075" calcext:value-type="float">
            <text:p>13.4396355353</text:p>
          </table:table-cell>
          <table:table-cell table:formula="of:=[.I9]/[.$N9]" office:value-type="float" office:value="0.911161731207289" calcext:value-type="float">
            <text:p>0.9111617312</text:p>
          </table:table-cell>
          <table:table-cell table:formula="of:=[.J9]/[.$N9]" office:value-type="float" office:value="1.36674259681093" calcext:value-type="float">
            <text:p>1.3667425968</text:p>
          </table:table-cell>
          <table:table-cell table:formula="of:=[.K9]/[.$N9]" office:value-type="float" office:value="7.06150341685649" calcext:value-type="float">
            <text:p>7.0615034169</text:p>
          </table:table-cell>
        </table:table-row>
        <table:table-row table:style-name="ro1">
          <table:table-cell office:value-type="string" calcext:value-type="string">
            <text:p>Premium McWrap Chicken &amp; Ranch (Grilled) 10.8 oz (306 g)</text:p>
          </table:table-cell>
          <table:table-cell office:value-type="float" office:value="470" calcext:value-type="float">
            <text:p>47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370" calcext:value-type="float">
            <text:p>137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URGERSANDWICH</text:p>
          </table:table-cell>
          <table:table-cell office:value-type="float" office:value="306" calcext:value-type="float">
            <text:p>306</text:p>
          </table:table-cell>
          <table:table-cell office:value-type="float" office:value="4.39" calcext:value-type="float">
            <text:p>4.39</text:p>
          </table:table-cell>
          <table:table-cell table:number-columns-repeated="2"/>
          <table:table-cell table:formula="of:=[.B10]/[.$N10]" office:value-type="float" office:value="107.061503416857" calcext:value-type="float">
            <text:p>107.0615034169</text:p>
          </table:table-cell>
          <table:table-cell table:formula="of:=[.C10]/[.$N10]" office:value-type="float" office:value="4.32801822323463" calcext:value-type="float">
            <text:p>4.3280182232</text:p>
          </table:table-cell>
          <table:table-cell table:formula="of:=[.D10]/[.$N10]" office:value-type="float" office:value="1.59453302961276" calcext:value-type="float">
            <text:p>1.5945330296</text:p>
          </table:table-cell>
          <table:table-cell table:formula="of:=[.E10]/[.$N10]" office:value-type="float" office:value="0.113895216400911" calcext:value-type="float">
            <text:p>0.1138952164</text:p>
          </table:table-cell>
          <table:table-cell table:formula="of:=[.F10]/[.$N10]" office:value-type="float" office:value="22.7790432801822" calcext:value-type="float">
            <text:p>22.7790432802</text:p>
          </table:table-cell>
          <table:table-cell table:formula="of:=[.G10]/[.$N10]" office:value-type="float" office:value="312.072892938497" calcext:value-type="float">
            <text:p>312.0728929385</text:p>
          </table:table-cell>
          <table:table-cell table:formula="of:=[.H10]/[.$N10]" office:value-type="float" office:value="9.33940774487472" calcext:value-type="float">
            <text:p>9.3394077449</text:p>
          </table:table-cell>
          <table:table-cell table:formula="of:=[.I10]/[.$N10]" office:value-type="float" office:value="0.683371298405467" calcext:value-type="float">
            <text:p>0.6833712984</text:p>
          </table:table-cell>
          <table:table-cell table:formula="of:=[.J10]/[.$N10]" office:value-type="float" office:value="1.13895216400911" calcext:value-type="float">
            <text:p>1.138952164</text:p>
          </table:table-cell>
          <table:table-cell table:formula="of:=[.K10]/[.$N10]" office:value-type="float" office:value="7.97266514806378" calcext:value-type="float">
            <text:p>7.9726651481</text:p>
          </table:table-cell>
        </table:table-row>
        <table:table-row table:style-name="ro1">
          <table:table-cell office:value-type="string" calcext:value-type="string">
            <text:p>Premium McWrap Chicken Sweet Chili (Buttermilk Crispy) 10.6 oz (301 g)</text:p>
          </table:table-cell>
          <table:table-cell office:value-type="float" office:value="590" calcext:value-type="float">
            <text:p>59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60" calcext:value-type="float">
            <text:p>116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URGERSANDWICH</text:p>
          </table:table-cell>
          <table:table-cell office:value-type="float" office:value="301" calcext:value-type="float">
            <text:p>301</text:p>
          </table:table-cell>
          <table:table-cell office:value-type="float" office:value="4.39" calcext:value-type="float">
            <text:p>4.39</text:p>
          </table:table-cell>
          <table:table-cell table:number-columns-repeated="2"/>
          <table:table-cell table:formula="of:=[.B11]/[.$N11]" office:value-type="float" office:value="134.396355353075" calcext:value-type="float">
            <text:p>134.3963553531</text:p>
          </table:table-cell>
          <table:table-cell table:formula="of:=[.C11]/[.$N11]" office:value-type="float" office:value="5.69476082004556" calcext:value-type="float">
            <text:p>5.69476082</text:p>
          </table:table-cell>
          <table:table-cell table:formula="of:=[.D11]/[.$N11]" office:value-type="float" office:value="1.13895216400911" calcext:value-type="float">
            <text:p>1.138952164</text:p>
          </table:table-cell>
          <table:table-cell table:formula="of:=[.E11]/[.$N11]" office:value-type="float" office:value="0" calcext:value-type="float">
            <text:p>0</text:p>
          </table:table-cell>
          <table:table-cell table:formula="of:=[.F11]/[.$N11]" office:value-type="float" office:value="14.8063781321185" calcext:value-type="float">
            <text:p>14.8063781321</text:p>
          </table:table-cell>
          <table:table-cell table:formula="of:=[.G11]/[.$N11]" office:value-type="float" office:value="264.236902050114" calcext:value-type="float">
            <text:p>264.2369020501</text:p>
          </table:table-cell>
          <table:table-cell table:formula="of:=[.H11]/[.$N11]" office:value-type="float" office:value="14.5785876993166" calcext:value-type="float">
            <text:p>14.5785876993</text:p>
          </table:table-cell>
          <table:table-cell table:formula="of:=[.I11]/[.$N11]" office:value-type="float" office:value="0.911161731207289" calcext:value-type="float">
            <text:p>0.9111617312</text:p>
          </table:table-cell>
          <table:table-cell table:formula="of:=[.J11]/[.$N11]" office:value-type="float" office:value="2.73348519362187" calcext:value-type="float">
            <text:p>2.7334851936</text:p>
          </table:table-cell>
          <table:table-cell table:formula="of:=[.K11]/[.$N11]" office:value-type="float" office:value="6.1503416856492" calcext:value-type="float">
            <text:p>6.1503416856</text:p>
          </table:table-cell>
        </table:table-row>
        <table:table-row table:style-name="ro1">
          <table:table-cell office:value-type="string" calcext:value-type="string">
            <text:p>Premium McWrap Chicken Sweet Chili (Grilled) 10.4 oz (294 g)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0" calcext:value-type="float">
            <text:p>125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URGERSANDWICH</text:p>
          </table:table-cell>
          <table:table-cell office:value-type="float" office:value="294" calcext:value-type="float">
            <text:p>294</text:p>
          </table:table-cell>
          <table:table-cell office:value-type="float" office:value="4.39" calcext:value-type="float">
            <text:p>4.39</text:p>
          </table:table-cell>
          <table:table-cell table:number-columns-repeated="2"/>
          <table:table-cell table:formula="of:=[.B12]/[.$N12]" office:value-type="float" office:value="91.1161731207289" calcext:value-type="float">
            <text:p>91.1161731207</text:p>
          </table:table-cell>
          <table:table-cell table:formula="of:=[.C12]/[.$N12]" office:value-type="float" office:value="2.27790432801822" calcext:value-type="float">
            <text:p>2.277904328</text:p>
          </table:table-cell>
          <table:table-cell table:formula="of:=[.D12]/[.$N12]" office:value-type="float" office:value="0.683371298405467" calcext:value-type="float">
            <text:p>0.6833712984</text:p>
          </table:table-cell>
          <table:table-cell table:formula="of:=[.E12]/[.$N12]" office:value-type="float" office:value="0" calcext:value-type="float">
            <text:p>0</text:p>
          </table:table-cell>
          <table:table-cell table:formula="of:=[.F12]/[.$N12]" office:value-type="float" office:value="18.2232346241458" calcext:value-type="float">
            <text:p>18.2232346241</text:p>
          </table:table-cell>
          <table:table-cell table:formula="of:=[.G12]/[.$N12]" office:value-type="float" office:value="284.738041002278" calcext:value-type="float">
            <text:p>284.7380410023</text:p>
          </table:table-cell>
          <table:table-cell table:formula="of:=[.H12]/[.$N12]" office:value-type="float" office:value="10.4783599088838" calcext:value-type="float">
            <text:p>10.4783599089</text:p>
          </table:table-cell>
          <table:table-cell table:formula="of:=[.I12]/[.$N12]" office:value-type="float" office:value="0.683371298405467" calcext:value-type="float">
            <text:p>0.6833712984</text:p>
          </table:table-cell>
          <table:table-cell table:formula="of:=[.J12]/[.$N12]" office:value-type="float" office:value="2.50569476082005" calcext:value-type="float">
            <text:p>2.5056947608</text:p>
          </table:table-cell>
          <table:table-cell table:formula="of:=[.K12]/[.$N12]" office:value-type="float" office:value="7.06150341685649" calcext:value-type="float">
            <text:p>7.0615034169</text:p>
          </table:table-cell>
        </table:table-row>
        <table:table-row table:style-name="ro1">
          <table:table-cell office:value-type="string" calcext:value-type="string">
            <text:p>Big Mac 7.5 oz (212 g)</text:p>
          </table:table-cell>
          <table:table-cell office:value-type="float" office:value="540" calcext:value-type="float">
            <text:p>54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70" calcext:value-type="float">
            <text:p>97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URGERSANDWICH</text:p>
          </table:table-cell>
          <table:table-cell office:value-type="float" office:value="212" calcext:value-type="float">
            <text:p>212</text:p>
          </table:table-cell>
          <table:table-cell office:value-type="float" office:value="3.99" calcext:value-type="float">
            <text:p>3.99</text:p>
          </table:table-cell>
          <table:table-cell table:number-columns-repeated="2"/>
          <table:table-cell table:formula="of:=[.B13]/[.$N13]" office:value-type="float" office:value="135.338345864662" calcext:value-type="float">
            <text:p>135.3383458647</text:p>
          </table:table-cell>
          <table:table-cell table:formula="of:=[.C13]/[.$N13]" office:value-type="float" office:value="7.01754385964912" calcext:value-type="float">
            <text:p>7.0175438596</text:p>
          </table:table-cell>
          <table:table-cell table:formula="of:=[.D13]/[.$N13]" office:value-type="float" office:value="2.5062656641604" calcext:value-type="float">
            <text:p>2.5062656642</text:p>
          </table:table-cell>
          <table:table-cell table:formula="of:=[.E13]/[.$N13]" office:value-type="float" office:value="0.25062656641604" calcext:value-type="float">
            <text:p>0.2506265664</text:p>
          </table:table-cell>
          <table:table-cell table:formula="of:=[.F13]/[.$N13]" office:value-type="float" office:value="20.0501253132832" calcext:value-type="float">
            <text:p>20.0501253133</text:p>
          </table:table-cell>
          <table:table-cell table:formula="of:=[.G13]/[.$N13]" office:value-type="float" office:value="243.107769423559" calcext:value-type="float">
            <text:p>243.1077694236</text:p>
          </table:table-cell>
          <table:table-cell table:formula="of:=[.H13]/[.$N13]" office:value-type="float" office:value="11.7794486215539" calcext:value-type="float">
            <text:p>11.7794486216</text:p>
          </table:table-cell>
          <table:table-cell table:formula="of:=[.I13]/[.$N13]" office:value-type="float" office:value="0.75187969924812" calcext:value-type="float">
            <text:p>0.7518796992</text:p>
          </table:table-cell>
          <table:table-cell table:formula="of:=[.J13]/[.$N13]" office:value-type="float" office:value="2.25563909774436" calcext:value-type="float">
            <text:p>2.2556390977</text:p>
          </table:table-cell>
          <table:table-cell table:formula="of:=[.K13]/[.$N13]" office:value-type="float" office:value="6.265664160401" calcext:value-type="float">
            <text:p>6.2656641604</text:p>
          </table:table-cell>
        </table:table-row>
        <table:table-row table:style-name="ro1">
          <table:table-cell office:value-type="string" calcext:value-type="string">
            <text:p>Quarter Pounder® with Cheese 7.3 oz (206 g)</text:p>
          </table:table-cell>
          <table:table-cell office:value-type="float" office:value="540" calcext:value-type="float">
            <text:p>54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URGERSANDWICH</text:p>
          </table:table-cell>
          <table:table-cell office:value-type="float" office:value="206" calcext:value-type="float">
            <text:p>206</text:p>
          </table:table-cell>
          <table:table-cell office:value-type="float" office:value="3.79" calcext:value-type="float">
            <text:p>3.79</text:p>
          </table:table-cell>
          <table:table-cell table:number-columns-repeated="2"/>
          <table:table-cell table:formula="of:=[.B14]/[.$N14]" office:value-type="float" office:value="142.480211081794" calcext:value-type="float">
            <text:p>142.4802110818</text:p>
          </table:table-cell>
          <table:table-cell table:formula="of:=[.C14]/[.$N14]" office:value-type="float" office:value="7.38786279683377" calcext:value-type="float">
            <text:p>7.3878627968</text:p>
          </table:table-cell>
          <table:table-cell table:formula="of:=[.D14]/[.$N14]" office:value-type="float" office:value="3.43007915567282" calcext:value-type="float">
            <text:p>3.4300791557</text:p>
          </table:table-cell>
          <table:table-cell table:formula="of:=[.E14]/[.$N14]" office:value-type="float" office:value="0.395778364116095" calcext:value-type="float">
            <text:p>0.3957783641</text:p>
          </table:table-cell>
          <table:table-cell table:formula="of:=[.F14]/[.$N14]" office:value-type="float" office:value="26.3852242744063" calcext:value-type="float">
            <text:p>26.3852242744</text:p>
          </table:table-cell>
          <table:table-cell table:formula="of:=[.G14]/[.$N14]" office:value-type="float" office:value="292.87598944591" calcext:value-type="float">
            <text:p>292.8759894459</text:p>
          </table:table-cell>
          <table:table-cell table:formula="of:=[.H14]/[.$N14]" office:value-type="float" office:value="11.0817941952507" calcext:value-type="float">
            <text:p>11.0817941953</text:p>
          </table:table-cell>
          <table:table-cell table:formula="of:=[.I14]/[.$N14]" office:value-type="float" office:value="0.79155672823219" calcext:value-type="float">
            <text:p>0.7915567282</text:p>
          </table:table-cell>
          <table:table-cell table:formula="of:=[.J14]/[.$N14]" office:value-type="float" office:value="2.63852242744063" calcext:value-type="float">
            <text:p>2.6385224274</text:p>
          </table:table-cell>
          <table:table-cell table:formula="of:=[.K14]/[.$N14]" office:value-type="float" office:value="8.17941952506596" calcext:value-type="float">
            <text:p>8.1794195251</text:p>
          </table:table-cell>
        </table:table-row>
        <table:table-row table:style-name="ro1">
          <table:table-cell office:value-type="string" calcext:value-type="string">
            <text:p>Double Quarter Pounder with Cheese 10.3 oz (291 g)</text:p>
          </table:table-cell>
          <table:table-cell office:value-type="float" office:value="780" calcext:value-type="float">
            <text:p>78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.5</text:p>
          </table:table-cell>
          <table:table-cell office:value-type="float" office:value="175" calcext:value-type="float">
            <text:p>175</text:p>
          </table:table-cell>
          <table:table-cell office:value-type="float" office:value="1310" calcext:value-type="float">
            <text:p>131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URGERSANDWICH</text:p>
          </table:table-cell>
          <table:table-cell office:value-type="float" office:value="291" calcext:value-type="float">
            <text:p>291</text:p>
          </table:table-cell>
          <table:table-cell office:value-type="float" office:value="4.79" calcext:value-type="float">
            <text:p>4.79</text:p>
          </table:table-cell>
          <table:table-cell table:number-columns-repeated="2"/>
          <table:table-cell table:formula="of:=[.B15]/[.$N15]" office:value-type="float" office:value="162.839248434238" calcext:value-type="float">
            <text:p>162.8392484342</text:p>
          </table:table-cell>
          <table:table-cell table:formula="of:=[.C15]/[.$N15]" office:value-type="float" office:value="9.39457202505219" calcext:value-type="float">
            <text:p>9.3945720251</text:p>
          </table:table-cell>
          <table:table-cell table:formula="of:=[.D15]/[.$N15]" office:value-type="float" office:value="4.38413361169102" calcext:value-type="float">
            <text:p>4.3841336117</text:p>
          </table:table-cell>
          <table:table-cell table:formula="of:=[.E15]/[.$N15]" office:value-type="float" office:value="0.521920668058455" calcext:value-type="float">
            <text:p>0.5219206681</text:p>
          </table:table-cell>
          <table:table-cell table:formula="of:=[.F15]/[.$N15]" office:value-type="float" office:value="36.5344467640919" calcext:value-type="float">
            <text:p>36.5344467641</text:p>
          </table:table-cell>
          <table:table-cell table:formula="of:=[.G15]/[.$N15]" office:value-type="float" office:value="273.48643006263" calcext:value-type="float">
            <text:p>273.4864300626</text:p>
          </table:table-cell>
          <table:table-cell table:formula="of:=[.H15]/[.$N15]" office:value-type="float" office:value="8.97703549060543" calcext:value-type="float">
            <text:p>8.9770354906</text:p>
          </table:table-cell>
          <table:table-cell table:formula="of:=[.I15]/[.$N15]" office:value-type="float" office:value="0.626304801670146" calcext:value-type="float">
            <text:p>0.6263048017</text:p>
          </table:table-cell>
          <table:table-cell table:formula="of:=[.J15]/[.$N15]" office:value-type="float" office:value="2.08768267223382" calcext:value-type="float">
            <text:p>2.0876826722</text:p>
          </table:table-cell>
          <table:table-cell table:formula="of:=[.K15]/[.$N15]" office:value-type="float" office:value="10.4384133611691" calcext:value-type="float">
            <text:p>10.4384133612</text:p>
          </table:table-cell>
        </table:table-row>
        <table:table-row table:style-name="ro1">
          <table:table-cell office:value-type="string" calcext:value-type="string">
            <text:p>Cheeseburger 4 oz (113 g)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680" calcext:value-type="float">
            <text:p>68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RGERSANDWICH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B16]/[.$N16]" office:value-type="float" office:value="300" calcext:value-type="float">
            <text:p>300</text:p>
          </table:table-cell>
          <table:table-cell table:formula="of:=[.C16]/[.$N16]" office:value-type="float" office:value="12" calcext:value-type="float">
            <text:p>12</text:p>
          </table:table-cell>
          <table:table-cell table:formula="of:=[.D16]/[.$N16]" office:value-type="float" office:value="6" calcext:value-type="float">
            <text:p>6</text:p>
          </table:table-cell>
          <table:table-cell table:formula="of:=[.E16]/[.$N16]" office:value-type="float" office:value="0.5" calcext:value-type="float">
            <text:p>0.5</text:p>
          </table:table-cell>
          <table:table-cell table:formula="of:=[.F16]/[.$N16]" office:value-type="float" office:value="40" calcext:value-type="float">
            <text:p>40</text:p>
          </table:table-cell>
          <table:table-cell table:formula="of:=[.G16]/[.$N16]" office:value-type="float" office:value="680" calcext:value-type="float">
            <text:p>680</text:p>
          </table:table-cell>
          <table:table-cell table:formula="of:=[.H16]/[.$N16]" office:value-type="float" office:value="33" calcext:value-type="float">
            <text:p>33</text:p>
          </table:table-cell>
          <table:table-cell table:formula="of:=[.I16]/[.$N16]" office:value-type="float" office:value="2" calcext:value-type="float">
            <text:p>2</text:p>
          </table:table-cell>
          <table:table-cell table:formula="of:=[.J16]/[.$N16]" office:value-type="float" office:value="7" calcext:value-type="float">
            <text:p>7</text:p>
          </table:table-cell>
          <table:table-cell table:formula="of:=[.K16]/[.$N1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BQ Ranch Burger 4 oz (114 g)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670" calcext:value-type="float">
            <text:p>67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RGERSANDWICH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B17]/[.$N17]" office:value-type="float" office:value="350" calcext:value-type="float">
            <text:p>350</text:p>
          </table:table-cell>
          <table:table-cell table:formula="of:=[.C17]/[.$N17]" office:value-type="float" office:value="15" calcext:value-type="float">
            <text:p>15</text:p>
          </table:table-cell>
          <table:table-cell table:formula="of:=[.D17]/[.$N17]" office:value-type="float" office:value="6" calcext:value-type="float">
            <text:p>6</text:p>
          </table:table-cell>
          <table:table-cell table:formula="of:=[.E17]/[.$N17]" office:value-type="float" office:value="0.5" calcext:value-type="float">
            <text:p>0.5</text:p>
          </table:table-cell>
          <table:table-cell table:formula="of:=[.F17]/[.$N17]" office:value-type="float" office:value="45" calcext:value-type="float">
            <text:p>45</text:p>
          </table:table-cell>
          <table:table-cell table:formula="of:=[.G17]/[.$N17]" office:value-type="float" office:value="670" calcext:value-type="float">
            <text:p>670</text:p>
          </table:table-cell>
          <table:table-cell table:formula="of:=[.H17]/[.$N17]" office:value-type="float" office:value="37" calcext:value-type="float">
            <text:p>37</text:p>
          </table:table-cell>
          <table:table-cell table:formula="of:=[.I17]/[.$N17]" office:value-type="float" office:value="3" calcext:value-type="float">
            <text:p>3</text:p>
          </table:table-cell>
          <table:table-cell table:formula="of:=[.J17]/[.$N17]" office:value-type="float" office:value="7" calcext:value-type="float">
            <text:p>7</text:p>
          </table:table-cell>
          <table:table-cell table:formula="of:=[.K17]/[.$N17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rilled Onion Cheddar 4 oz (114 g)</text:p>
          </table:table-cell>
          <table:table-cell office:value-type="float" office:value="310" calcext:value-type="float">
            <text:p>3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45" calcext:value-type="float">
            <text:p>45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RGERSANDWICH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B18]/[.$N18]" office:value-type="float" office:value="310" calcext:value-type="float">
            <text:p>310</text:p>
          </table:table-cell>
          <table:table-cell table:formula="of:=[.C18]/[.$N18]" office:value-type="float" office:value="13" calcext:value-type="float">
            <text:p>13</text:p>
          </table:table-cell>
          <table:table-cell table:formula="of:=[.D18]/[.$N18]" office:value-type="float" office:value="6" calcext:value-type="float">
            <text:p>6</text:p>
          </table:table-cell>
          <table:table-cell table:formula="of:=[.E18]/[.$N18]" office:value-type="float" office:value="0.5" calcext:value-type="float">
            <text:p>0.5</text:p>
          </table:table-cell>
          <table:table-cell table:formula="of:=[.F18]/[.$N18]" office:value-type="float" office:value="45" calcext:value-type="float">
            <text:p>45</text:p>
          </table:table-cell>
          <table:table-cell table:formula="of:=[.G18]/[.$N18]" office:value-type="float" office:value="640" calcext:value-type="float">
            <text:p>640</text:p>
          </table:table-cell>
          <table:table-cell table:formula="of:=[.H18]/[.$N18]" office:value-type="float" office:value="32" calcext:value-type="float">
            <text:p>32</text:p>
          </table:table-cell>
          <table:table-cell table:formula="of:=[.I18]/[.$N18]" office:value-type="float" office:value="2" calcext:value-type="float">
            <text:p>2</text:p>
          </table:table-cell>
          <table:table-cell table:formula="of:=[.J18]/[.$N18]" office:value-type="float" office:value="6" calcext:value-type="float">
            <text:p>6</text:p>
          </table:table-cell>
          <table:table-cell table:formula="of:=[.K18]/[.$N18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ouble Cheeseburger 5.7 oz (163 g)</text:p>
          </table:table-cell>
          <table:table-cell office:value-type="float" office:value="440" calcext:value-type="float">
            <text:p>44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URGERSANDWICH</text:p>
          </table:table-cell>
          <table:table-cell office:value-type="float" office:value="163" calcext:value-type="float">
            <text:p>163</text:p>
          </table:table-cell>
          <table:table-cell office:value-type="float" office:value="1.69" calcext:value-type="float">
            <text:p>1.69</text:p>
          </table:table-cell>
          <table:table-cell table:number-columns-repeated="2"/>
          <table:table-cell table:formula="of:=[.B19]/[.$N19]" office:value-type="float" office:value="260.355029585799" calcext:value-type="float">
            <text:p>260.3550295858</text:p>
          </table:table-cell>
          <table:table-cell table:formula="of:=[.C19]/[.$N19]" office:value-type="float" office:value="13.0177514792899" calcext:value-type="float">
            <text:p>13.0177514793</text:p>
          </table:table-cell>
          <table:table-cell table:formula="of:=[.D19]/[.$N19]" office:value-type="float" office:value="6.50887573964497" calcext:value-type="float">
            <text:p>6.5088757396</text:p>
          </table:table-cell>
          <table:table-cell table:formula="of:=[.E19]/[.$N19]" office:value-type="float" office:value="0.591715976331361" calcext:value-type="float">
            <text:p>0.5917159763</text:p>
          </table:table-cell>
          <table:table-cell table:formula="of:=[.F19]/[.$N19]" office:value-type="float" office:value="50.2958579881657" calcext:value-type="float">
            <text:p>50.2958579882</text:p>
          </table:table-cell>
          <table:table-cell table:formula="of:=[.G19]/[.$N19]" office:value-type="float" office:value="621.301775147929" calcext:value-type="float">
            <text:p>621.3017751479</text:p>
          </table:table-cell>
          <table:table-cell table:formula="of:=[.H19]/[.$N19]" office:value-type="float" office:value="20.7100591715976" calcext:value-type="float">
            <text:p>20.7100591716</text:p>
          </table:table-cell>
          <table:table-cell table:formula="of:=[.I19]/[.$N19]" office:value-type="float" office:value="1.18343195266272" calcext:value-type="float">
            <text:p>1.1834319527</text:p>
          </table:table-cell>
          <table:table-cell table:formula="of:=[.J19]/[.$N19]" office:value-type="float" office:value="4.14201183431953" calcext:value-type="float">
            <text:p>4.1420118343</text:p>
          </table:table-cell>
          <table:table-cell table:formula="of:=[.K19]/[.$N19]" office:value-type="float" office:value="14.792899408284" calcext:value-type="float">
            <text:p>14.7928994083</text:p>
          </table:table-cell>
        </table:table-row>
        <table:table-row table:style-name="ro1">
          <table:table-cell office:value-type="string" calcext:value-type="string">
            <text:p>McDouble 5.2 oz (148 g)</text:p>
          </table:table-cell>
          <table:table-cell office:value-type="float" office:value="390" calcext:value-type="float">
            <text:p>39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50" calcext:value-type="float">
            <text:p>85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URGERSANDWICH</text:p>
          </table:table-cell>
          <table:table-cell office:value-type="float" office:value="148" calcext:value-type="float">
            <text:p>148</text:p>
          </table:table-cell>
          <table:table-cell office:value-type="float" office:value="1.39" calcext:value-type="float">
            <text:p>1.39</text:p>
          </table:table-cell>
          <table:table-cell table:number-columns-repeated="2"/>
          <table:table-cell table:formula="of:=[.B20]/[.$N20]" office:value-type="float" office:value="280.575539568345" calcext:value-type="float">
            <text:p>280.5755395683</text:p>
          </table:table-cell>
          <table:table-cell table:formula="of:=[.C20]/[.$N20]" office:value-type="float" office:value="12.9496402877698" calcext:value-type="float">
            <text:p>12.9496402878</text:p>
          </table:table-cell>
          <table:table-cell table:formula="of:=[.D20]/[.$N20]" office:value-type="float" office:value="5.75539568345324" calcext:value-type="float">
            <text:p>5.7553956835</text:p>
          </table:table-cell>
          <table:table-cell table:formula="of:=[.E20]/[.$N20]" office:value-type="float" office:value="0.719424460431655" calcext:value-type="float">
            <text:p>0.7194244604</text:p>
          </table:table-cell>
          <table:table-cell table:formula="of:=[.F20]/[.$N20]" office:value-type="float" office:value="50.3597122302158" calcext:value-type="float">
            <text:p>50.3597122302</text:p>
          </table:table-cell>
          <table:table-cell table:formula="of:=[.G20]/[.$N20]" office:value-type="float" office:value="611.510791366907" calcext:value-type="float">
            <text:p>611.5107913669</text:p>
          </table:table-cell>
          <table:table-cell table:formula="of:=[.H20]/[.$N20]" office:value-type="float" office:value="24.4604316546763" calcext:value-type="float">
            <text:p>24.4604316547</text:p>
          </table:table-cell>
          <table:table-cell table:formula="of:=[.I20]/[.$N20]" office:value-type="float" office:value="1.43884892086331" calcext:value-type="float">
            <text:p>1.4388489209</text:p>
          </table:table-cell>
          <table:table-cell table:formula="of:=[.J20]/[.$N20]" office:value-type="float" office:value="5.03597122302158" calcext:value-type="float">
            <text:p>5.035971223</text:p>
          </table:table-cell>
          <table:table-cell table:formula="of:=[.K20]/[.$N20]" office:value-type="float" office:value="15.8273381294964" calcext:value-type="float">
            <text:p>15.8273381295</text:p>
          </table:table-cell>
        </table:table-row>
        <table:table-row table:style-name="ro1">
          <table:table-cell office:value-type="string" calcext:value-type="string">
            <text:p>Daily Double 6.8 oz (191 g)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70" calcext:value-type="float">
            <text:p>77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URGERSANDWICH</text:p>
          </table:table-cell>
          <table:table-cell office:value-type="float" office:value="191" calcext:value-type="float">
            <text:p>191</text:p>
          </table:table-cell>
          <table:table-cell office:value-type="float" office:value="1.99" calcext:value-type="float">
            <text:p>1.99</text:p>
          </table:table-cell>
          <table:table-cell table:number-columns-repeated="2"/>
          <table:table-cell table:formula="of:=[.B21]/[.$N21]" office:value-type="float" office:value="221.105527638191" calcext:value-type="float">
            <text:p>221.1055276382</text:p>
          </table:table-cell>
          <table:table-cell table:formula="of:=[.C21]/[.$N21]" office:value-type="float" office:value="12.0603015075377" calcext:value-type="float">
            <text:p>12.0603015075</text:p>
          </table:table-cell>
          <table:table-cell table:formula="of:=[.D21]/[.$N21]" office:value-type="float" office:value="4.52261306532663" calcext:value-type="float">
            <text:p>4.5226130653</text:p>
          </table:table-cell>
          <table:table-cell table:formula="of:=[.E21]/[.$N21]" office:value-type="float" office:value="0.50251256281407" calcext:value-type="float">
            <text:p>0.5025125628</text:p>
          </table:table-cell>
          <table:table-cell table:formula="of:=[.F21]/[.$N21]" office:value-type="float" office:value="37.6884422110553" calcext:value-type="float">
            <text:p>37.6884422111</text:p>
          </table:table-cell>
          <table:table-cell table:formula="of:=[.G21]/[.$N21]" office:value-type="float" office:value="386.934673366834" calcext:value-type="float">
            <text:p>386.9346733668</text:p>
          </table:table-cell>
          <table:table-cell table:formula="of:=[.H21]/[.$N21]" office:value-type="float" office:value="17.0854271356784" calcext:value-type="float">
            <text:p>17.0854271357</text:p>
          </table:table-cell>
          <table:table-cell table:formula="of:=[.I21]/[.$N21]" office:value-type="float" office:value="1.00502512562814" calcext:value-type="float">
            <text:p>1.0050251256</text:p>
          </table:table-cell>
          <table:table-cell table:formula="of:=[.J21]/[.$N21]" office:value-type="float" office:value="3.51758793969849" calcext:value-type="float">
            <text:p>3.5175879397</text:p>
          </table:table-cell>
          <table:table-cell table:formula="of:=[.K21]/[.$N21]" office:value-type="float" office:value="11.0552763819096" calcext:value-type="float">
            <text:p>11.0552763819</text:p>
          </table:table-cell>
        </table:table-row>
        <table:table-row table:style-name="ro1">
          <table:table-cell office:value-type="string" calcext:value-type="string">
            <text:p>Ranch Snack Wrap® (Buttermilk Crispy) 4.6 oz (129 g)</text:p>
          </table:table-cell>
          <table:table-cell office:value-type="float" office:value="380" calcext:value-type="float">
            <text:p>38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60" calcext:value-type="float">
            <text:p>76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URGERSANDWICH</text:p>
          </table:table-cell>
          <table:table-cell office:value-type="float" office:value="129" calcext:value-type="float">
            <text:p>129</text:p>
          </table:table-cell>
          <table:table-cell office:value-type="float" office:value="1.69" calcext:value-type="float">
            <text:p>1.69</text:p>
          </table:table-cell>
          <table:table-cell table:number-columns-repeated="2"/>
          <table:table-cell table:formula="of:=[.B22]/[.$N22]" office:value-type="float" office:value="224.852071005917" calcext:value-type="float">
            <text:p>224.8520710059</text:p>
          </table:table-cell>
          <table:table-cell table:formula="of:=[.C22]/[.$N22]" office:value-type="float" office:value="12.4260355029586" calcext:value-type="float">
            <text:p>12.426035503</text:p>
          </table:table-cell>
          <table:table-cell table:formula="of:=[.D22]/[.$N22]" office:value-type="float" office:value="3.55029585798817" calcext:value-type="float">
            <text:p>3.550295858</text:p>
          </table:table-cell>
          <table:table-cell table:formula="of:=[.E22]/[.$N22]" office:value-type="float" office:value="0" calcext:value-type="float">
            <text:p>0</text:p>
          </table:table-cell>
          <table:table-cell table:formula="of:=[.F22]/[.$N22]" office:value-type="float" office:value="26.6272189349112" calcext:value-type="float">
            <text:p>26.6272189349</text:p>
          </table:table-cell>
          <table:table-cell table:formula="of:=[.G22]/[.$N22]" office:value-type="float" office:value="449.704142011834" calcext:value-type="float">
            <text:p>449.7041420118</text:p>
          </table:table-cell>
          <table:table-cell table:formula="of:=[.H22]/[.$N22]" office:value-type="float" office:value="19.5266272189349" calcext:value-type="float">
            <text:p>19.5266272189</text:p>
          </table:table-cell>
          <table:table-cell table:formula="of:=[.I22]/[.$N22]" office:value-type="float" office:value="1.18343195266272" calcext:value-type="float">
            <text:p>1.1834319527</text:p>
          </table:table-cell>
          <table:table-cell table:formula="of:=[.J22]/[.$N22]" office:value-type="float" office:value="1.18343195266272" calcext:value-type="float">
            <text:p>1.1834319527</text:p>
          </table:table-cell>
          <table:table-cell table:formula="of:=[.K22]/[.$N22]" office:value-type="float" office:value="9.46745562130178" calcext:value-type="float">
            <text:p>9.4674556213</text:p>
          </table:table-cell>
        </table:table-row>
        <table:table-row table:style-name="ro1">
          <table:table-cell office:value-type="string" calcext:value-type="string">
            <text:p>Ranch Snack Wrap® (Grilled) 4.5 oz (128 g)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20" calcext:value-type="float">
            <text:p>8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URGERSANDWICH</text:p>
          </table:table-cell>
          <table:table-cell office:value-type="float" office:value="128" calcext:value-type="float">
            <text:p>128</text:p>
          </table:table-cell>
          <table:table-cell office:value-type="float" office:value="1.69" calcext:value-type="float">
            <text:p>1.69</text:p>
          </table:table-cell>
          <table:table-cell table:number-columns-repeated="2"/>
          <table:table-cell table:formula="of:=[.B23]/[.$N23]" office:value-type="float" office:value="171.597633136095" calcext:value-type="float">
            <text:p>171.5976331361</text:p>
          </table:table-cell>
          <table:table-cell table:formula="of:=[.C23]/[.$N23]" office:value-type="float" office:value="7.69230769230769" calcext:value-type="float">
            <text:p>7.6923076923</text:p>
          </table:table-cell>
          <table:table-cell table:formula="of:=[.D23]/[.$N23]" office:value-type="float" office:value="2.66272189349112" calcext:value-type="float">
            <text:p>2.6627218935</text:p>
          </table:table-cell>
          <table:table-cell table:formula="of:=[.E23]/[.$N23]" office:value-type="float" office:value="0" calcext:value-type="float">
            <text:p>0</text:p>
          </table:table-cell>
          <table:table-cell table:formula="of:=[.F23]/[.$N23]" office:value-type="float" office:value="32.5443786982249" calcext:value-type="float">
            <text:p>32.5443786982</text:p>
          </table:table-cell>
          <table:table-cell table:formula="of:=[.G23]/[.$N23]" office:value-type="float" office:value="485.207100591716" calcext:value-type="float">
            <text:p>485.2071005917</text:p>
          </table:table-cell>
          <table:table-cell table:formula="of:=[.H23]/[.$N23]" office:value-type="float" office:value="14.792899408284" calcext:value-type="float">
            <text:p>14.7928994083</text:p>
          </table:table-cell>
          <table:table-cell table:formula="of:=[.I23]/[.$N23]" office:value-type="float" office:value="0.591715976331361" calcext:value-type="float">
            <text:p>0.5917159763</text:p>
          </table:table-cell>
          <table:table-cell table:formula="of:=[.J23]/[.$N23]" office:value-type="float" office:value="1.18343195266272" calcext:value-type="float">
            <text:p>1.1834319527</text:p>
          </table:table-cell>
          <table:table-cell table:formula="of:=[.K23]/[.$N23]" office:value-type="float" office:value="11.2426035502959" calcext:value-type="float">
            <text:p>11.2426035503</text:p>
          </table:table-cell>
        </table:table-row>
        <table:table-row table:style-name="ro1">
          <table:table-cell office:value-type="string" calcext:value-type="string">
            <text:p>Artisan Grilled Chicken Sandwich 7.3 oz (207 g)</text:p>
          </table:table-cell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URGERSANDWICH</text:p>
          </table:table-cell>
          <table:table-cell office:value-type="float" office:value="207" calcext:value-type="float">
            <text:p>207</text:p>
          </table:table-cell>
          <table:table-cell office:value-type="float" office:value="4.39" calcext:value-type="float">
            <text:p>4.39</text:p>
          </table:table-cell>
          <table:table-cell table:number-columns-repeated="2"/>
          <table:table-cell table:formula="of:=[.B24]/[.$N24]" office:value-type="float" office:value="82.004555808656" calcext:value-type="float">
            <text:p>82.0045558087</text:p>
          </table:table-cell>
          <table:table-cell table:formula="of:=[.C24]/[.$N24]" office:value-type="float" office:value="1.36674259681093" calcext:value-type="float">
            <text:p>1.3667425968</text:p>
          </table:table-cell>
          <table:table-cell table:formula="of:=[.D24]/[.$N24]" office:value-type="float" office:value="0.341685649202733" calcext:value-type="float">
            <text:p>0.3416856492</text:p>
          </table:table-cell>
          <table:table-cell table:formula="of:=[.E24]/[.$N24]" office:value-type="float" office:value="0" calcext:value-type="float">
            <text:p>0</text:p>
          </table:table-cell>
          <table:table-cell table:formula="of:=[.F24]/[.$N24]" office:value-type="float" office:value="17.0842824601367" calcext:value-type="float">
            <text:p>17.0842824601</text:p>
          </table:table-cell>
          <table:table-cell table:formula="of:=[.G24]/[.$N24]" office:value-type="float" office:value="218.678815489749" calcext:value-type="float">
            <text:p>218.6788154898</text:p>
          </table:table-cell>
          <table:table-cell table:formula="of:=[.H24]/[.$N24]" office:value-type="float" office:value="9.79498861047836" calcext:value-type="float">
            <text:p>9.7949886105</text:p>
          </table:table-cell>
          <table:table-cell table:formula="of:=[.I24]/[.$N24]" office:value-type="float" office:value="0.683371298405467" calcext:value-type="float">
            <text:p>0.6833712984</text:p>
          </table:table-cell>
          <table:table-cell table:formula="of:=[.J24]/[.$N24]" office:value-type="float" office:value="2.27790432801822" calcext:value-type="float">
            <text:p>2.277904328</text:p>
          </table:table-cell>
          <table:table-cell table:formula="of:=[.K24]/[.$N24]" office:value-type="float" office:value="7.51708428246014" calcext:value-type="float">
            <text:p>7.5170842825</text:p>
          </table:table-cell>
        </table:table-row>
        <table:table-row table:style-name="ro1">
          <table:table-cell office:value-type="string" calcext:value-type="string">
            <text:p>Premium Grilled Chicken Bacon Clubhouse Sandwich 10 oz (285 g)</text:p>
          </table:table-cell>
          <table:table-cell office:value-type="float" office:value="610" calcext:value-type="float">
            <text:p>6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ICKENFISH</text:p>
          </table:table-cell>
          <table:table-cell office:value-type="float" office:value="285" calcext:value-type="float">
            <text:p>285</text:p>
          </table:table-cell>
          <table:table-cell office:value-type="float" office:value="4.49" calcext:value-type="float">
            <text:p>4.49</text:p>
          </table:table-cell>
          <table:table-cell table:number-columns-repeated="2"/>
          <table:table-cell table:formula="of:=[.B25]/[.$N25]" office:value-type="float" office:value="135.857461024499" calcext:value-type="float">
            <text:p>135.8574610245</text:p>
          </table:table-cell>
          <table:table-cell table:formula="of:=[.C25]/[.$N25]" office:value-type="float" office:value="5.79064587973274" calcext:value-type="float">
            <text:p>5.7906458797</text:p>
          </table:table-cell>
          <table:table-cell table:formula="of:=[.D25]/[.$N25]" office:value-type="float" office:value="1.78173719376392" calcext:value-type="float">
            <text:p>1.7817371938</text:p>
          </table:table-cell>
          <table:table-cell table:formula="of:=[.E25]/[.$N25]" office:value-type="float" office:value="0" calcext:value-type="float">
            <text:p>0</text:p>
          </table:table-cell>
          <table:table-cell table:formula="of:=[.F25]/[.$N25]" office:value-type="float" office:value="27.8396436525612" calcext:value-type="float">
            <text:p>27.8396436526</text:p>
          </table:table-cell>
          <table:table-cell table:formula="of:=[.G25]/[.$N25]" office:value-type="float" office:value="389.755011135857" calcext:value-type="float">
            <text:p>389.7550111359</text:p>
          </table:table-cell>
          <table:table-cell table:formula="of:=[.H25]/[.$N25]" office:value-type="float" office:value="11.1358574610245" calcext:value-type="float">
            <text:p>11.135857461</text:p>
          </table:table-cell>
          <table:table-cell table:formula="of:=[.I25]/[.$N25]" office:value-type="float" office:value="0.66815144766147" calcext:value-type="float">
            <text:p>0.6681514477</text:p>
          </table:table-cell>
          <table:table-cell table:formula="of:=[.J25]/[.$N25]" office:value-type="float" office:value="3.11804008908686" calcext:value-type="float">
            <text:p>3.1180400891</text:p>
          </table:table-cell>
          <table:table-cell table:formula="of:=[.K25]/[.$N25]" office:value-type="float" office:value="10.022271714922" calcext:value-type="float">
            <text:p>10.0222717149</text:p>
          </table:table-cell>
        </table:table-row>
        <table:table-row table:style-name="ro1">
          <table:table-cell office:value-type="string" calcext:value-type="string">
            <text:p>Premium Buttermilk Crispy Chicken Bacon Clubhouse Sandwich 10.1 oz (287 g)</text:p>
          </table:table-cell>
          <table:table-cell office:value-type="float" office:value="790" calcext:value-type="float">
            <text:p>79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10" calcext:value-type="float">
            <text:p>110</text:p>
          </table:table-cell>
          <table:table-cell office:value-type="float" office:value="1620" calcext:value-type="float">
            <text:p>162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ICKENFISH</text:p>
          </table:table-cell>
          <table:table-cell office:value-type="float" office:value="287" calcext:value-type="float">
            <text:p>287</text:p>
          </table:table-cell>
          <table:table-cell office:value-type="float" office:value="4.49" calcext:value-type="float">
            <text:p>4.49</text:p>
          </table:table-cell>
          <table:table-cell table:number-columns-repeated="2"/>
          <table:table-cell table:formula="of:=[.B26]/[.$N26]" office:value-type="float" office:value="175.946547884187" calcext:value-type="float">
            <text:p>175.9465478842</text:p>
          </table:table-cell>
          <table:table-cell table:formula="of:=[.C26]/[.$N26]" office:value-type="float" office:value="8.9086859688196" calcext:value-type="float">
            <text:p>8.9086859688</text:p>
          </table:table-cell>
          <table:table-cell table:formula="of:=[.D26]/[.$N26]" office:value-type="float" office:value="2.44988864142539" calcext:value-type="float">
            <text:p>2.4498886414</text:p>
          </table:table-cell>
          <table:table-cell table:formula="of:=[.E26]/[.$N26]" office:value-type="float" office:value="0.111358574610245" calcext:value-type="float">
            <text:p>0.1113585746</text:p>
          </table:table-cell>
          <table:table-cell table:formula="of:=[.F26]/[.$N26]" office:value-type="float" office:value="24.4988864142539" calcext:value-type="float">
            <text:p>24.4988864143</text:p>
          </table:table-cell>
          <table:table-cell table:formula="of:=[.G26]/[.$N26]" office:value-type="float" office:value="360.801781737194" calcext:value-type="float">
            <text:p>360.8017817372</text:p>
          </table:table-cell>
          <table:table-cell table:formula="of:=[.H26]/[.$N26]" office:value-type="float" office:value="14.9220489977728" calcext:value-type="float">
            <text:p>14.9220489978</text:p>
          </table:table-cell>
          <table:table-cell table:formula="of:=[.I26]/[.$N26]" office:value-type="float" office:value="1.11358574610245" calcext:value-type="float">
            <text:p>1.1135857461</text:p>
          </table:table-cell>
          <table:table-cell table:formula="of:=[.J26]/[.$N26]" office:value-type="float" office:value="3.34075723830735" calcext:value-type="float">
            <text:p>3.3407572383</text:p>
          </table:table-cell>
          <table:table-cell table:formula="of:=[.K26]/[.$N26]" office:value-type="float" office:value="8.9086859688196" calcext:value-type="float">
            <text:p>8.9086859688</text:p>
          </table:table-cell>
        </table:table-row>
        <table:table-row table:style-name="ro1">
          <table:table-cell office:value-type="string" calcext:value-type="string">
            <text:p>Chicken McNuggets® (10 piece) 5.7 oz (162 g)</text:p>
          </table:table-cell>
          <table:table-cell office:value-type="float" office:value="470" calcext:value-type="float">
            <text:p>47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00" calcext:value-type="float">
            <text:p>9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ICKENFISH</text:p>
          </table:table-cell>
          <table:table-cell office:value-type="float" office:value="162" calcext:value-type="float">
            <text:p>162</text:p>
          </table:table-cell>
          <table:table-cell office:value-type="float" office:value="4.49" calcext:value-type="float">
            <text:p>4.49</text:p>
          </table:table-cell>
          <table:table-cell table:number-columns-repeated="2"/>
          <table:table-cell table:formula="of:=[.B27]/[.$N27]" office:value-type="float" office:value="104.67706013363" calcext:value-type="float">
            <text:p>104.6770601336</text:p>
          </table:table-cell>
          <table:table-cell table:formula="of:=[.C27]/[.$N27]" office:value-type="float" office:value="6.6815144766147" calcext:value-type="float">
            <text:p>6.6815144766</text:p>
          </table:table-cell>
          <table:table-cell table:formula="of:=[.D27]/[.$N27]" office:value-type="float" office:value="1.11358574610245" calcext:value-type="float">
            <text:p>1.1135857461</text:p>
          </table:table-cell>
          <table:table-cell table:formula="of:=[.E27]/[.$N27]" office:value-type="float" office:value="0" calcext:value-type="float">
            <text:p>0</text:p>
          </table:table-cell>
          <table:table-cell table:formula="of:=[.F27]/[.$N27]" office:value-type="float" office:value="14.4766146993318" calcext:value-type="float">
            <text:p>14.4766146993</text:p>
          </table:table-cell>
          <table:table-cell table:formula="of:=[.G27]/[.$N27]" office:value-type="float" office:value="200.445434298441" calcext:value-type="float">
            <text:p>200.4454342984</text:p>
          </table:table-cell>
          <table:table-cell table:formula="of:=[.H27]/[.$N27]" office:value-type="float" office:value="6.6815144766147" calcext:value-type="float">
            <text:p>6.6815144766</text:p>
          </table:table-cell>
          <table:table-cell table:formula="of:=[.I27]/[.$N27]" office:value-type="float" office:value="0.44543429844098" calcext:value-type="float">
            <text:p>0.4454342984</text:p>
          </table:table-cell>
          <table:table-cell table:formula="of:=[.J27]/[.$N27]" office:value-type="float" office:value="0" calcext:value-type="float">
            <text:p>0</text:p>
          </table:table-cell>
          <table:table-cell table:formula="of:=[.K27]/[.$N27]" office:value-type="float" office:value="4.89977728285078" calcext:value-type="float">
            <text:p>4.8997772829</text:p>
          </table:table-cell>
        </table:table-row>
        <table:table-row table:style-name="ro1">
          <table:table-cell office:value-type="string" calcext:value-type="string">
            <text:p>Chicken McNuggets® (20 piece) 11.4 oz (323 g)</text:p>
          </table:table-cell>
          <table:table-cell office:value-type="float" office:value="940" calcext:value-type="float">
            <text:p>94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800" calcext:value-type="float">
            <text:p>180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HICKENFISH</text:p>
          </table:table-cell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B28]/[.$N28]" office:value-type="float" office:value="188" calcext:value-type="float">
            <text:p>188</text:p>
          </table:table-cell>
          <table:table-cell table:formula="of:=[.C28]/[.$N28]" office:value-type="float" office:value="11.8" calcext:value-type="float">
            <text:p>11.8</text:p>
          </table:table-cell>
          <table:table-cell table:formula="of:=[.D28]/[.$N28]" office:value-type="float" office:value="2" calcext:value-type="float">
            <text:p>2</text:p>
          </table:table-cell>
          <table:table-cell table:formula="of:=[.E28]/[.$N28]" office:value-type="float" office:value="0" calcext:value-type="float">
            <text:p>0</text:p>
          </table:table-cell>
          <table:table-cell table:formula="of:=[.F28]/[.$N28]" office:value-type="float" office:value="27" calcext:value-type="float">
            <text:p>27</text:p>
          </table:table-cell>
          <table:table-cell table:formula="of:=[.G28]/[.$N28]" office:value-type="float" office:value="360" calcext:value-type="float">
            <text:p>360</text:p>
          </table:table-cell>
          <table:table-cell table:formula="of:=[.H28]/[.$N28]" office:value-type="float" office:value="11.8" calcext:value-type="float">
            <text:p>11.8</text:p>
          </table:table-cell>
          <table:table-cell table:formula="of:=[.I28]/[.$N28]" office:value-type="float" office:value="0.6" calcext:value-type="float">
            <text:p>0.6</text:p>
          </table:table-cell>
          <table:table-cell table:formula="of:=[.J28]/[.$N28]" office:value-type="float" office:value="0" calcext:value-type="float">
            <text:p>0</text:p>
          </table:table-cell>
          <table:table-cell table:formula="of:=[.K28]/[.$N28]"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Chicken McNuggets® (40 piece) 22.8 oz (646 g)</text:p>
          </table:table-cell>
          <table:table-cell office:value-type="float" office:value="1880" calcext:value-type="float">
            <text:p>1880</text:p>
          </table:table-cell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3600" calcext:value-type="float">
            <text:p>3600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HICKENFISH</text:p>
          </table:table-cell>
          <table:table-cell office:value-type="float" office:value="646" calcext:value-type="float">
            <text:p>646</text:p>
          </table:table-cell>
          <table:table-cell office:value-type="float" office:value="8.99" calcext:value-type="float">
            <text:p>8.99</text:p>
          </table:table-cell>
          <table:table-cell table:number-columns-repeated="2"/>
          <table:table-cell table:formula="of:=[.B29]/[.$N29]" office:value-type="float" office:value="209.121245828699" calcext:value-type="float">
            <text:p>209.1212458287</text:p>
          </table:table-cell>
          <table:table-cell table:formula="of:=[.C29]/[.$N29]" office:value-type="float" office:value="13.1256952169077" calcext:value-type="float">
            <text:p>13.1256952169</text:p>
          </table:table-cell>
          <table:table-cell table:formula="of:=[.D29]/[.$N29]" office:value-type="float" office:value="2.22469410456062" calcext:value-type="float">
            <text:p>2.2246941046</text:p>
          </table:table-cell>
          <table:table-cell table:formula="of:=[.E29]/[.$N29]" office:value-type="float" office:value="0.111234705228031" calcext:value-type="float">
            <text:p>0.1112347052</text:p>
          </table:table-cell>
          <table:table-cell table:formula="of:=[.F29]/[.$N29]" office:value-type="float" office:value="29.4771968854283" calcext:value-type="float">
            <text:p>29.4771968854</text:p>
          </table:table-cell>
          <table:table-cell table:formula="of:=[.G29]/[.$N29]" office:value-type="float" office:value="400.444938820912" calcext:value-type="float">
            <text:p>400.4449388209</text:p>
          </table:table-cell>
          <table:table-cell table:formula="of:=[.H29]/[.$N29]" office:value-type="float" office:value="13.1256952169077" calcext:value-type="float">
            <text:p>13.1256952169</text:p>
          </table:table-cell>
          <table:table-cell table:formula="of:=[.I29]/[.$N29]" office:value-type="float" office:value="0.667408231368187" calcext:value-type="float">
            <text:p>0.6674082314</text:p>
          </table:table-cell>
          <table:table-cell table:formula="of:=[.J29]/[.$N29]" office:value-type="float" office:value="0.111234705228031" calcext:value-type="float">
            <text:p>0.1112347052</text:p>
          </table:table-cell>
          <table:table-cell table:formula="of:=[.K29]/[.$N29]" office:value-type="float" office:value="9.67741935483871" calcext:value-type="float">
            <text:p>9.6774193548</text:p>
          </table:table-cell>
        </table:table-row>
        <table:table-row table:style-name="ro1">
          <table:table-cell office:value-type="string" calcext:value-type="string">
            <text:p>Premium Bacon Ranch Salad with Buttermilk Crispy Chicken 9.5 oz (268 g)</text:p>
          </table:table-cell>
          <table:table-cell office:value-type="float" office:value="490" calcext:value-type="float">
            <text:p>49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HICKENFISH</text:p>
          </table:table-cell>
          <table:table-cell office:value-type="float" office:value="268" calcext:value-type="float">
            <text:p>268</text:p>
          </table:table-cell>
          <table:table-cell office:value-type="float" office:value="4.59" calcext:value-type="float">
            <text:p>4.59</text:p>
          </table:table-cell>
          <table:table-cell table:number-columns-repeated="2"/>
          <table:table-cell table:formula="of:=[.B30]/[.$N30]" office:value-type="float" office:value="106.753812636166" calcext:value-type="float">
            <text:p>106.7538126362</text:p>
          </table:table-cell>
          <table:table-cell table:formula="of:=[.C30]/[.$N30]" office:value-type="float" office:value="6.31808278867102" calcext:value-type="float">
            <text:p>6.3180827887</text:p>
          </table:table-cell>
          <table:table-cell table:formula="of:=[.D30]/[.$N30]" office:value-type="float" office:value="1.74291938997821" calcext:value-type="float">
            <text:p>1.74291939</text:p>
          </table:table-cell>
          <table:table-cell table:formula="of:=[.E30]/[.$N30]" office:value-type="float" office:value="0" calcext:value-type="float">
            <text:p>0</text:p>
          </table:table-cell>
          <table:table-cell table:formula="of:=[.F30]/[.$N30]" office:value-type="float" office:value="21.7864923747277" calcext:value-type="float">
            <text:p>21.7864923747</text:p>
          </table:table-cell>
          <table:table-cell table:formula="of:=[.G30]/[.$N30]" office:value-type="float" office:value="217.864923747277" calcext:value-type="float">
            <text:p>217.8649237473</text:p>
          </table:table-cell>
          <table:table-cell table:formula="of:=[.H30]/[.$N30]" office:value-type="float" office:value="5.66448801742919" calcext:value-type="float">
            <text:p>5.6644880174</text:p>
          </table:table-cell>
          <table:table-cell table:formula="of:=[.I30]/[.$N30]" office:value-type="float" office:value="0.871459694989107" calcext:value-type="float">
            <text:p>0.871459695</text:p>
          </table:table-cell>
          <table:table-cell table:formula="of:=[.J30]/[.$N30]" office:value-type="float" office:value="0.871459694989107" calcext:value-type="float">
            <text:p>0.871459695</text:p>
          </table:table-cell>
          <table:table-cell table:formula="of:=[.K30]/[.$N30]" office:value-type="float" office:value="7.40740740740741" calcext:value-type="float">
            <text:p>7.4074074074</text:p>
          </table:table-cell>
        </table:table-row>
        <table:table-row table:style-name="ro1">
          <table:table-cell office:value-type="string" calcext:value-type="string">
            <text:p>Premium Bacon Ranch Salad with Grilled Chicken 9.4 oz (266 g)</text:p>
          </table:table-cell>
          <table:table-cell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120" calcext:value-type="float">
            <text:p>11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ICKENFISH</text:p>
          </table:table-cell>
          <table:table-cell office:value-type="float" office:value="266" calcext:value-type="float">
            <text:p>266</text:p>
          </table:table-cell>
          <table:table-cell office:value-type="float" office:value="4.59" calcext:value-type="float">
            <text:p>4.59</text:p>
          </table:table-cell>
          <table:table-cell table:number-columns-repeated="2"/>
          <table:table-cell table:formula="of:=[.B31]/[.$N31]" office:value-type="float" office:value="67.5381263616558" calcext:value-type="float">
            <text:p>67.5381263617</text:p>
          </table:table-cell>
          <table:table-cell table:formula="of:=[.C31]/[.$N31]" office:value-type="float" office:value="3.05010893246187" calcext:value-type="float">
            <text:p>3.0501089325</text:p>
          </table:table-cell>
          <table:table-cell table:formula="of:=[.D31]/[.$N31]" office:value-type="float" office:value="1.30718954248366" calcext:value-type="float">
            <text:p>1.3071895425</text:p>
          </table:table-cell>
          <table:table-cell table:formula="of:=[.E31]/[.$N31]" office:value-type="float" office:value="0" calcext:value-type="float">
            <text:p>0</text:p>
          </table:table-cell>
          <table:table-cell table:formula="of:=[.F31]/[.$N31]" office:value-type="float" office:value="25.0544662309368" calcext:value-type="float">
            <text:p>25.0544662309</text:p>
          </table:table-cell>
          <table:table-cell table:formula="of:=[.G31]/[.$N31]" office:value-type="float" office:value="244.00871459695" calcext:value-type="float">
            <text:p>244.008714597</text:p>
          </table:table-cell>
          <table:table-cell table:formula="of:=[.H31]/[.$N31]" office:value-type="float" office:value="1.96078431372549" calcext:value-type="float">
            <text:p>1.9607843137</text:p>
          </table:table-cell>
          <table:table-cell table:formula="of:=[.I31]/[.$N31]" office:value-type="float" office:value="0.65359477124183" calcext:value-type="float">
            <text:p>0.6535947712</text:p>
          </table:table-cell>
          <table:table-cell table:formula="of:=[.J31]/[.$N31]" office:value-type="float" office:value="0.65359477124183" calcext:value-type="float">
            <text:p>0.6535947712</text:p>
          </table:table-cell>
          <table:table-cell table:formula="of:=[.K31]/[.$N31]" office:value-type="float" office:value="8.27886710239651" calcext:value-type="float">
            <text:p>8.2788671024</text:p>
          </table:table-cell>
        </table:table-row>
        <table:table-row table:style-name="ro1">
          <table:table-cell office:value-type="string" calcext:value-type="string">
            <text:p>Premium Southwest Salad with Buttermilk Crispy Chicken 10.4 oz (294 g)</text:p>
          </table:table-cell>
          <table:table-cell office:value-type="float" office:value="510" calcext:value-type="float">
            <text:p>51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90" calcext:value-type="float">
            <text:p>79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ICKENFISH</text:p>
          </table:table-cell>
          <table:table-cell office:value-type="float" office:value="294" calcext:value-type="float">
            <text:p>294</text:p>
          </table:table-cell>
          <table:table-cell office:value-type="float" office:value="4.79" calcext:value-type="float">
            <text:p>4.79</text:p>
          </table:table-cell>
          <table:table-cell table:number-columns-repeated="2"/>
          <table:table-cell table:formula="of:=[.B32]/[.$N32]" office:value-type="float" office:value="106.471816283925" calcext:value-type="float">
            <text:p>106.4718162839</text:p>
          </table:table-cell>
          <table:table-cell table:formula="of:=[.C32]/[.$N32]" office:value-type="float" office:value="5.42797494780793" calcext:value-type="float">
            <text:p>5.4279749478</text:p>
          </table:table-cell>
          <table:table-cell table:formula="of:=[.D32]/[.$N32]" office:value-type="float" office:value="1.25260960334029" calcext:value-type="float">
            <text:p>1.2526096033</text:p>
          </table:table-cell>
          <table:table-cell table:formula="of:=[.E32]/[.$N32]" office:value-type="float" office:value="0" calcext:value-type="float">
            <text:p>0</text:p>
          </table:table-cell>
          <table:table-cell table:formula="of:=[.F32]/[.$N32]" office:value-type="float" office:value="15.6576200417537" calcext:value-type="float">
            <text:p>15.6576200418</text:p>
          </table:table-cell>
          <table:table-cell table:formula="of:=[.G32]/[.$N32]" office:value-type="float" office:value="164.926931106472" calcext:value-type="float">
            <text:p>164.9269311065</text:p>
          </table:table-cell>
          <table:table-cell table:formula="of:=[.H32]/[.$N32]" office:value-type="float" office:value="8.97703549060543" calcext:value-type="float">
            <text:p>8.9770354906</text:p>
          </table:table-cell>
          <table:table-cell table:formula="of:=[.I32]/[.$N32]" office:value-type="float" office:value="1.46137787056367" calcext:value-type="float">
            <text:p>1.4613778706</text:p>
          </table:table-cell>
          <table:table-cell table:formula="of:=[.J32]/[.$N32]" office:value-type="float" office:value="1.87891440501044" calcext:value-type="float">
            <text:p>1.878914405</text:p>
          </table:table-cell>
          <table:table-cell table:formula="of:=[.K32]/[.$N32]" office:value-type="float" office:value="5.8455114822547" calcext:value-type="float">
            <text:p>5.8455114823</text:p>
          </table:table-cell>
        </table:table-row>
        <table:table-row table:style-name="ro1">
          <table:table-cell office:value-type="string" calcext:value-type="string">
            <text:p>Premium Southwest Salad with Grilled Chicken 10.3 oz (292 g)</text:p>
          </table:table-cell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20" calcext:value-type="float">
            <text:p>92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HICKENFISH</text:p>
          </table:table-cell>
          <table:table-cell office:value-type="float" office:value="292" calcext:value-type="float">
            <text:p>292</text:p>
          </table:table-cell>
          <table:table-cell office:value-type="float" office:value="4.79" calcext:value-type="float">
            <text:p>4.79</text:p>
          </table:table-cell>
          <table:table-cell table:number-columns-repeated="2"/>
          <table:table-cell table:formula="of:=[.B33]/[.$N33]" office:value-type="float" office:value="68.8935281837161" calcext:value-type="float">
            <text:p>68.8935281837</text:p>
          </table:table-cell>
          <table:table-cell table:formula="of:=[.C33]/[.$N33]" office:value-type="float" office:value="2.2964509394572" calcext:value-type="float">
            <text:p>2.2964509395</text:p>
          </table:table-cell>
          <table:table-cell table:formula="of:=[.D33]/[.$N33]" office:value-type="float" office:value="0.835073068893528" calcext:value-type="float">
            <text:p>0.8350730689</text:p>
          </table:table-cell>
          <table:table-cell table:formula="of:=[.E33]/[.$N33]" office:value-type="float" office:value="0" calcext:value-type="float">
            <text:p>0</text:p>
          </table:table-cell>
          <table:table-cell table:formula="of:=[.F33]/[.$N33]" office:value-type="float" office:value="18.7891440501044" calcext:value-type="float">
            <text:p>18.7891440501</text:p>
          </table:table-cell>
          <table:table-cell table:formula="of:=[.G33]/[.$N33]" office:value-type="float" office:value="192.066805845511" calcext:value-type="float">
            <text:p>192.0668058455</text:p>
          </table:table-cell>
          <table:table-cell table:formula="of:=[.H33]/[.$N33]" office:value-type="float" office:value="5.42797494780793" calcext:value-type="float">
            <text:p>5.4279749478</text:p>
          </table:table-cell>
          <table:table-cell table:formula="of:=[.I33]/[.$N33]" office:value-type="float" office:value="1.25260960334029" calcext:value-type="float">
            <text:p>1.2526096033</text:p>
          </table:table-cell>
          <table:table-cell table:formula="of:=[.J33]/[.$N33]" office:value-type="float" office:value="1.87891440501044" calcext:value-type="float">
            <text:p>1.878914405</text:p>
          </table:table-cell>
          <table:table-cell table:formula="of:=[.K33]/[.$N33]" office:value-type="float" office:value="6.88935281837161" calcext:value-type="float">
            <text:p>6.8893528184</text:p>
          </table:table-cell>
        </table:table-row>
        <table:table-row table:style-name="ro1">
          <table:table-cell office:value-type="string" calcext:value-type="string">
            <text:p>Chicken McNuggets® (4 piece) 2.3 oz (65 g)</text:p>
          </table:table-cell>
          <table:table-cell office:value-type="float" office:value="190" calcext:value-type="float">
            <text:p>19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CKENFISH</text:p>
          </table:table-cell>
          <table:table-cell office:value-type="float" office:value="65" calcext:value-type="float">
            <text:p>65</text:p>
          </table:table-cell>
          <table:table-cell office:value-type="float" office:value="1.99" calcext:value-type="float">
            <text:p>1.99</text:p>
          </table:table-cell>
          <table:table-cell table:number-columns-repeated="2"/>
          <table:table-cell table:formula="of:=[.B34]/[.$N34]" office:value-type="float" office:value="95.4773869346734" calcext:value-type="float">
            <text:p>95.4773869347</text:p>
          </table:table-cell>
          <table:table-cell table:formula="of:=[.C34]/[.$N34]" office:value-type="float" office:value="6.03015075376884" calcext:value-type="float">
            <text:p>6.0301507538</text:p>
          </table:table-cell>
          <table:table-cell table:formula="of:=[.D34]/[.$N34]" office:value-type="float" office:value="1.00502512562814" calcext:value-type="float">
            <text:p>1.0050251256</text:p>
          </table:table-cell>
          <table:table-cell table:formula="of:=[.E34]/[.$N34]" office:value-type="float" office:value="0" calcext:value-type="float">
            <text:p>0</text:p>
          </table:table-cell>
          <table:table-cell table:formula="of:=[.F34]/[.$N34]" office:value-type="float" office:value="12.5628140703518" calcext:value-type="float">
            <text:p>12.5628140704</text:p>
          </table:table-cell>
          <table:table-cell table:formula="of:=[.G34]/[.$N34]" office:value-type="float" office:value="180.904522613065" calcext:value-type="float">
            <text:p>180.9045226131</text:p>
          </table:table-cell>
          <table:table-cell table:formula="of:=[.H34]/[.$N34]" office:value-type="float" office:value="6.03015075376884" calcext:value-type="float">
            <text:p>6.0301507538</text:p>
          </table:table-cell>
          <table:table-cell table:formula="of:=[.I34]/[.$N34]" office:value-type="float" office:value="0.50251256281407" calcext:value-type="float">
            <text:p>0.5025125628</text:p>
          </table:table-cell>
          <table:table-cell table:formula="of:=[.J34]/[.$N34]" office:value-type="float" office:value="0" calcext:value-type="float">
            <text:p>0</text:p>
          </table:table-cell>
          <table:table-cell table:formula="of:=[.K34]/[.$N34]" office:value-type="float" office:value="4.52261306532663" calcext:value-type="float">
            <text:p>4.5226130653</text:p>
          </table:table-cell>
        </table:table-row>
        <table:table-row table:style-name="ro1">
          <table:table-cell office:value-type="string" calcext:value-type="string">
            <text:p>Artisan Grilled Chicken Sandwich 7.3 oz (207 g)</text:p>
          </table:table-cell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HICKENFISH</text:p>
          </table:table-cell>
          <table:table-cell office:value-type="float" office:value="207" calcext:value-type="float">
            <text:p>207</text:p>
          </table:table-cell>
          <table:table-cell office:value-type="float" office:value="4.39" calcext:value-type="float">
            <text:p>4.39</text:p>
          </table:table-cell>
          <table:table-cell table:number-columns-repeated="2"/>
          <table:table-cell table:formula="of:=[.B35]/[.$N35]" office:value-type="float" office:value="82.004555808656" calcext:value-type="float">
            <text:p>82.0045558087</text:p>
          </table:table-cell>
          <table:table-cell table:formula="of:=[.C35]/[.$N35]" office:value-type="float" office:value="1.36674259681093" calcext:value-type="float">
            <text:p>1.3667425968</text:p>
          </table:table-cell>
          <table:table-cell table:formula="of:=[.D35]/[.$N35]" office:value-type="float" office:value="0.341685649202733" calcext:value-type="float">
            <text:p>0.3416856492</text:p>
          </table:table-cell>
          <table:table-cell table:formula="of:=[.E35]/[.$N35]" office:value-type="float" office:value="0" calcext:value-type="float">
            <text:p>0</text:p>
          </table:table-cell>
          <table:table-cell table:formula="of:=[.F35]/[.$N35]" office:value-type="float" office:value="17.0842824601367" calcext:value-type="float">
            <text:p>17.0842824601</text:p>
          </table:table-cell>
          <table:table-cell table:formula="of:=[.G35]/[.$N35]" office:value-type="float" office:value="218.678815489749" calcext:value-type="float">
            <text:p>218.6788154898</text:p>
          </table:table-cell>
          <table:table-cell table:formula="of:=[.H35]/[.$N35]" office:value-type="float" office:value="9.79498861047836" calcext:value-type="float">
            <text:p>9.7949886105</text:p>
          </table:table-cell>
          <table:table-cell table:formula="of:=[.I35]/[.$N35]" office:value-type="float" office:value="0.683371298405467" calcext:value-type="float">
            <text:p>0.6833712984</text:p>
          </table:table-cell>
          <table:table-cell table:formula="of:=[.J35]/[.$N35]" office:value-type="float" office:value="2.27790432801822" calcext:value-type="float">
            <text:p>2.277904328</text:p>
          </table:table-cell>
          <table:table-cell table:formula="of:=[.K35]/[.$N35]" office:value-type="float" office:value="7.51708428246014" calcext:value-type="float">
            <text:p>7.5170842825</text:p>
          </table:table-cell>
        </table:table-row>
        <table:table-row table:style-name="ro1">
          <table:table-cell office:value-type="string" calcext:value-type="string">
            <text:p>Small French Fries 2.6 oz (75 g)</text:p>
          </table:table-cell>
          <table:table-cell office:value-type="float" office:value="230" calcext:value-type="float">
            <text:p>230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ACKSIDE</text:p>
          </table:table-cell>
          <table:table-cell office:value-type="float" office:value="75" calcext:value-type="float">
            <text:p>75</text:p>
          </table:table-cell>
          <table:table-cell office:value-type="float" office:value="1.39" calcext:value-type="float">
            <text:p>1.39</text:p>
          </table:table-cell>
          <table:table-cell table:number-columns-repeated="2"/>
          <table:table-cell table:formula="of:=[.B36]/[.$N36]" office:value-type="float" office:value="165.467625899281" calcext:value-type="float">
            <text:p>165.4676258993</text:p>
          </table:table-cell>
          <table:table-cell table:formula="of:=[.C36]/[.$N36]" office:value-type="float" office:value="7.9136690647482" calcext:value-type="float">
            <text:p>7.9136690647</text:p>
          </table:table-cell>
          <table:table-cell table:formula="of:=[.D36]/[.$N36]" office:value-type="float" office:value="1.07913669064748" calcext:value-type="float">
            <text:p>1.0791366906</text:p>
          </table:table-cell>
          <table:table-cell table:formula="of:=[.E36]/[.$N36]" office:value-type="float" office:value="0" calcext:value-type="float">
            <text:p>0</text:p>
          </table:table-cell>
          <table:table-cell table:formula="of:=[.F36]/[.$N36]" office:value-type="float" office:value="0" calcext:value-type="float">
            <text:p>0</text:p>
          </table:table-cell>
          <table:table-cell table:formula="of:=[.G36]/[.$N36]" office:value-type="float" office:value="93.5251798561151" calcext:value-type="float">
            <text:p>93.5251798561</text:p>
          </table:table-cell>
          <table:table-cell table:formula="of:=[.H36]/[.$N36]" office:value-type="float" office:value="21.5827338129496" calcext:value-type="float">
            <text:p>21.5827338129</text:p>
          </table:table-cell>
          <table:table-cell table:formula="of:=[.I36]/[.$N36]" office:value-type="float" office:value="1.43884892086331" calcext:value-type="float">
            <text:p>1.4388489209</text:p>
          </table:table-cell>
          <table:table-cell table:formula="of:=[.J36]/[.$N36]" office:value-type="float" office:value="0" calcext:value-type="float">
            <text:p>0</text:p>
          </table:table-cell>
          <table:table-cell table:formula="of:=[.K36]/[.$N36]" office:value-type="float" office:value="1.43884892086331" calcext:value-type="float">
            <text:p>1.4388489209</text:p>
          </table:table-cell>
        </table:table-row>
        <table:table-row table:style-name="ro1">
          <table:table-cell office:value-type="string" calcext:value-type="string">
            <text:p>Large French Fries 5.9 oz (168 g)</text:p>
          </table:table-cell>
          <table:table-cell office:value-type="float" office:value="510" calcext:value-type="float">
            <text:p>510</text:p>
          </table:table-cell>
          <table:table-cell office:value-type="float" office:value="24" calcext:value-type="float">
            <text:p>2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NACKSIDE</text:p>
          </table:table-cell>
          <table:table-cell office:value-type="float" office:value="168" calcext:value-type="float">
            <text:p>168</text:p>
          </table:table-cell>
          <table:table-cell office:value-type="float" office:value="1.89" calcext:value-type="float">
            <text:p>1.89</text:p>
          </table:table-cell>
          <table:table-cell table:number-columns-repeated="2"/>
          <table:table-cell table:formula="of:=[.B37]/[.$N37]" office:value-type="float" office:value="269.84126984127" calcext:value-type="float">
            <text:p>269.8412698413</text:p>
          </table:table-cell>
          <table:table-cell table:formula="of:=[.C37]/[.$N37]" office:value-type="float" office:value="12.6984126984127" calcext:value-type="float">
            <text:p>12.6984126984</text:p>
          </table:table-cell>
          <table:table-cell table:formula="of:=[.D37]/[.$N37]" office:value-type="float" office:value="1.85185185185185" calcext:value-type="float">
            <text:p>1.8518518519</text:p>
          </table:table-cell>
          <table:table-cell table:formula="of:=[.E37]/[.$N37]" office:value-type="float" office:value="0" calcext:value-type="float">
            <text:p>0</text:p>
          </table:table-cell>
          <table:table-cell table:formula="of:=[.F37]/[.$N37]" office:value-type="float" office:value="0" calcext:value-type="float">
            <text:p>0</text:p>
          </table:table-cell>
          <table:table-cell table:formula="of:=[.G37]/[.$N37]" office:value-type="float" office:value="153.439153439153" calcext:value-type="float">
            <text:p>153.4391534392</text:p>
          </table:table-cell>
          <table:table-cell table:formula="of:=[.H37]/[.$N37]" office:value-type="float" office:value="35.4497354497354" calcext:value-type="float">
            <text:p>35.4497354497</text:p>
          </table:table-cell>
          <table:table-cell table:formula="of:=[.I37]/[.$N37]" office:value-type="float" office:value="2.64550264550265" calcext:value-type="float">
            <text:p>2.6455026455</text:p>
          </table:table-cell>
          <table:table-cell table:formula="of:=[.J37]/[.$N37]" office:value-type="float" office:value="0" calcext:value-type="float">
            <text:p>0</text:p>
          </table:table-cell>
          <table:table-cell table:formula="of:=[.K37]/[.$N37]" office:value-type="float" office:value="3.17460317460317" calcext:value-type="float">
            <text:p>3.1746031746</text:p>
          </table:table-cell>
        </table:table-row>
        <table:table-row table:style-name="ro1">
          <table:table-cell office:value-type="string" calcext:value-type="string">
            <text:p>Medium French Fries 3.9 oz (111 g)</text:p>
          </table:table-cell>
          <table:table-cell office:value-type="float" office:value="340" calcext:value-type="float">
            <text:p>340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ACKSIDE</text:p>
          </table:table-cell>
          <table:table-cell office:value-type="float" office:value="111" calcext:value-type="float">
            <text:p>111</text:p>
          </table:table-cell>
          <table:table-cell office:value-type="float" office:value="1.79" calcext:value-type="float">
            <text:p>1.79</text:p>
          </table:table-cell>
          <table:table-cell table:number-columns-repeated="2"/>
          <table:table-cell table:formula="of:=[.B38]/[.$N38]" office:value-type="float" office:value="189.944134078212" calcext:value-type="float">
            <text:p>189.9441340782</text:p>
          </table:table-cell>
          <table:table-cell table:formula="of:=[.C38]/[.$N38]" office:value-type="float" office:value="8.93854748603352" calcext:value-type="float">
            <text:p>8.938547486</text:p>
          </table:table-cell>
          <table:table-cell table:formula="of:=[.D38]/[.$N38]" office:value-type="float" office:value="1.39664804469274" calcext:value-type="float">
            <text:p>1.3966480447</text:p>
          </table:table-cell>
          <table:table-cell table:formula="of:=[.E38]/[.$N38]" office:value-type="float" office:value="0" calcext:value-type="float">
            <text:p>0</text:p>
          </table:table-cell>
          <table:table-cell table:formula="of:=[.F38]/[.$N38]" office:value-type="float" office:value="0" calcext:value-type="float">
            <text:p>0</text:p>
          </table:table-cell>
          <table:table-cell table:formula="of:=[.G38]/[.$N38]" office:value-type="float" office:value="106.145251396648" calcext:value-type="float">
            <text:p>106.1452513966</text:p>
          </table:table-cell>
          <table:table-cell table:formula="of:=[.H38]/[.$N38]" office:value-type="float" office:value="24.5810055865922" calcext:value-type="float">
            <text:p>24.5810055866</text:p>
          </table:table-cell>
          <table:table-cell table:formula="of:=[.I38]/[.$N38]" office:value-type="float" office:value="2.23463687150838" calcext:value-type="float">
            <text:p>2.2346368715</text:p>
          </table:table-cell>
          <table:table-cell table:formula="of:=[.J38]/[.$N38]" office:value-type="float" office:value="0" calcext:value-type="float">
            <text:p>0</text:p>
          </table:table-cell>
          <table:table-cell table:formula="of:=[.K38]/[.$N38]" office:value-type="float" office:value="2.23463687150838" calcext:value-type="float">
            <text:p>2.2346368715</text:p>
          </table:table-cell>
        </table:table-row>
        <table:table-row table:style-name="ro1">
          <table:table-cell office:value-type="string" calcext:value-type="string">
            <text:p>Ranch Snack Wrap® (Buttermilk Crispy) 4.6 oz (129 g)</text:p>
          </table:table-cell>
          <table:table-cell office:value-type="float" office:value="380" calcext:value-type="float">
            <text:p>38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60" calcext:value-type="float">
            <text:p>76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NACKSIDE</text:p>
          </table:table-cell>
          <table:table-cell office:value-type="float" office:value="129" calcext:value-type="float">
            <text:p>129</text:p>
          </table:table-cell>
          <table:table-cell office:value-type="float" office:value="1.69" calcext:value-type="float">
            <text:p>1.69</text:p>
          </table:table-cell>
          <table:table-cell table:number-columns-repeated="2"/>
          <table:table-cell table:formula="of:=[.B39]/[.$N39]" office:value-type="float" office:value="224.852071005917" calcext:value-type="float">
            <text:p>224.8520710059</text:p>
          </table:table-cell>
          <table:table-cell table:formula="of:=[.C39]/[.$N39]" office:value-type="float" office:value="12.4260355029586" calcext:value-type="float">
            <text:p>12.426035503</text:p>
          </table:table-cell>
          <table:table-cell table:formula="of:=[.D39]/[.$N39]" office:value-type="float" office:value="3.55029585798817" calcext:value-type="float">
            <text:p>3.550295858</text:p>
          </table:table-cell>
          <table:table-cell table:formula="of:=[.E39]/[.$N39]" office:value-type="float" office:value="0" calcext:value-type="float">
            <text:p>0</text:p>
          </table:table-cell>
          <table:table-cell table:formula="of:=[.F39]/[.$N39]" office:value-type="float" office:value="26.6272189349112" calcext:value-type="float">
            <text:p>26.6272189349</text:p>
          </table:table-cell>
          <table:table-cell table:formula="of:=[.G39]/[.$N39]" office:value-type="float" office:value="449.704142011834" calcext:value-type="float">
            <text:p>449.7041420118</text:p>
          </table:table-cell>
          <table:table-cell table:formula="of:=[.H39]/[.$N39]" office:value-type="float" office:value="19.5266272189349" calcext:value-type="float">
            <text:p>19.5266272189</text:p>
          </table:table-cell>
          <table:table-cell table:formula="of:=[.I39]/[.$N39]" office:value-type="float" office:value="1.18343195266272" calcext:value-type="float">
            <text:p>1.1834319527</text:p>
          </table:table-cell>
          <table:table-cell table:formula="of:=[.J39]/[.$N39]" office:value-type="float" office:value="1.18343195266272" calcext:value-type="float">
            <text:p>1.1834319527</text:p>
          </table:table-cell>
          <table:table-cell table:formula="of:=[.K39]/[.$N39]" office:value-type="float" office:value="9.46745562130178" calcext:value-type="float">
            <text:p>9.4674556213</text:p>
          </table:table-cell>
        </table:table-row>
        <table:table-row table:style-name="ro1">
          <table:table-cell office:value-type="string" calcext:value-type="string">
            <text:p>Ranch Snack Wrap® (Grilled) 4.5 oz (128 g)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20" calcext:value-type="float">
            <text:p>8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NACKSIDE</text:p>
          </table:table-cell>
          <table:table-cell office:value-type="float" office:value="128" calcext:value-type="float">
            <text:p>128</text:p>
          </table:table-cell>
          <table:table-cell office:value-type="float" office:value="1.69" calcext:value-type="float">
            <text:p>1.69</text:p>
          </table:table-cell>
          <table:table-cell table:number-columns-repeated="2"/>
          <table:table-cell table:formula="of:=[.B40]/[.$N40]" office:value-type="float" office:value="171.597633136095" calcext:value-type="float">
            <text:p>171.5976331361</text:p>
          </table:table-cell>
          <table:table-cell table:formula="of:=[.C40]/[.$N40]" office:value-type="float" office:value="7.69230769230769" calcext:value-type="float">
            <text:p>7.6923076923</text:p>
          </table:table-cell>
          <table:table-cell table:formula="of:=[.D40]/[.$N40]" office:value-type="float" office:value="2.66272189349112" calcext:value-type="float">
            <text:p>2.6627218935</text:p>
          </table:table-cell>
          <table:table-cell table:formula="of:=[.E40]/[.$N40]" office:value-type="float" office:value="0" calcext:value-type="float">
            <text:p>0</text:p>
          </table:table-cell>
          <table:table-cell table:formula="of:=[.F40]/[.$N40]" office:value-type="float" office:value="32.5443786982249" calcext:value-type="float">
            <text:p>32.5443786982</text:p>
          </table:table-cell>
          <table:table-cell table:formula="of:=[.G40]/[.$N40]" office:value-type="float" office:value="485.207100591716" calcext:value-type="float">
            <text:p>485.2071005917</text:p>
          </table:table-cell>
          <table:table-cell table:formula="of:=[.H40]/[.$N40]" office:value-type="float" office:value="14.792899408284" calcext:value-type="float">
            <text:p>14.7928994083</text:p>
          </table:table-cell>
          <table:table-cell table:formula="of:=[.I40]/[.$N40]" office:value-type="float" office:value="0.591715976331361" calcext:value-type="float">
            <text:p>0.5917159763</text:p>
          </table:table-cell>
          <table:table-cell table:formula="of:=[.J40]/[.$N40]" office:value-type="float" office:value="1.18343195266272" calcext:value-type="float">
            <text:p>1.1834319527</text:p>
          </table:table-cell>
          <table:table-cell table:formula="of:=[.K40]/[.$N40]" office:value-type="float" office:value="11.2426035502959" calcext:value-type="float">
            <text:p>11.2426035503</text:p>
          </table:table-cell>
        </table:table-row>
        <table:table-row table:style-name="ro1">
          <table:table-cell table:style-name="Default"/>
          <table:table-cell table:style-name="Default" office:value-type="float" office:value="511.7948717949" calcext:value-type="float">
            <text:p>511.7948717949</text:p>
          </table:table-cell>
          <table:table-cell table:style-name="Default"/>
          <table:table-cell table:style-name="Default" table:formula="of:=AVERAGE([.D2:.D40])" office:value-type="float" office:value="7.33333333333333" calcext:value-type="float">
            <text:p>7.3333333333</text:p>
          </table:table-cell>
          <table:table-cell table:style-name="Default" table:formula="of:=AVERAGE([.E2:.E40])" office:value-type="float" office:value="0.384615384615385" calcext:value-type="float">
            <text:p>0.3846153846</text:p>
          </table:table-cell>
          <table:table-cell table:style-name="Default" table:formula="of:=AVERAGE([.F2:.F40])" office:value-type="float" office:value="80.8974358974359" calcext:value-type="float">
            <text:p>80.8974358974</text:p>
          </table:table-cell>
          <table:table-cell table:style-name="Default" table:formula="of:=AVERAGE([.G2:.G40])" office:value-type="float" office:value="1070.25641025641" calcext:value-type="float">
            <text:p>1070.2564102564</text:p>
          </table:table-cell>
          <table:table-cell table:style-name="Default" table:formula="of:=AVERAGE([.H2:.H40])" office:value-type="float" office:value="42.974358974359" calcext:value-type="float">
            <text:p>42.9743589744</text:p>
          </table:table-cell>
          <table:table-cell table:style-name="Default" table:number-columns-repeated="2"/>
          <table:table-cell table:style-name="Default" table:formula="of:=AVERAGE([.K2:.K40])" office:value-type="float" office:value="28.2820512820513" calcext:value-type="float">
            <text:p>28.2820512821</text:p>
          </table:table-cell>
          <table:table-cell table:style-name="Default" office:value-type="string" calcext:value-type="string">
            <text:p>GRAMS</text:p>
          </table:table-cell>
          <table:table-cell table:style-name="Default" table:formula="of:=AVERAGE([.M2:.M40])" office:value-type="float" office:value="222.820512820513" calcext:value-type="float">
            <text:p>222.8205128205</text:p>
          </table:table-cell>
          <table:table-cell table:style-name="Default" office:value-type="float" office:value="3.4448717949" calcext:value-type="float">
            <text:p>3.4448717949</text:p>
          </table:table-cell>
          <table:table-cell table:formula="of:=[.M41]/[.N41]" office:value-type="float" office:value="64.6818012648221" calcext:value-type="float">
            <text:p>64.6818012648</text:p>
          </table:table-cell>
          <table:table-cell office:value-type="string" calcext:value-type="string">
            <text:p>g/$</text:p>
          </table:table-cell>
          <table:table-cell table:number-columns-repeated="10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CALORIES</text:p>
          </table:table-cell>
          <table:table-cell table:style-name="Default" office:value-type="float" office:value="511.8" calcext:value-type="float">
            <text:p>511.8</text:p>
          </table:table-cell>
          <table:table-cell table:style-name="Default" office:value-type="float" office:value="3.4448717949" calcext:value-type="float">
            <text:p>3.4448717949</text:p>
          </table:table-cell>
          <table:table-cell table:formula="of:=[.M42]/[.N42]" office:value-type="float" office:value="148.56866393626" calcext:value-type="float">
            <text:p>148.5686639363</text:p>
          </table:table-cell>
          <table:table-cell office:value-type="string" calcext:value-type="string">
            <text:p>cal/$</text:p>
          </table:table-cell>
          <table:table-cell table:number-columns-repeated="10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SFAT</text:p>
          </table:table-cell>
          <table:table-cell table:style-name="Default" office:value-type="float" office:value="7.33333333333333" calcext:value-type="float">
            <text:p>7.3333333333</text:p>
          </table:table-cell>
          <table:table-cell table:style-name="Default" office:value-type="float" office:value="3.4448717949" calcext:value-type="float">
            <text:p>3.4448717949</text:p>
          </table:table-cell>
          <table:table-cell table:formula="of:=[.M43]/[.N43]" office:value-type="float" office:value="2.12876814289288" calcext:value-type="float">
            <text:p>2.1287681429</text:p>
          </table:table-cell>
          <table:table-cell office:value-type="string" calcext:value-type="string">
            <text:p>sfat/$</text:p>
          </table:table-cell>
          <table:table-cell table:number-columns-repeated="10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TFAT</text:p>
          </table:table-cell>
          <table:table-cell table:style-name="Default" office:value-type="float" office:value="0.384615384615385" calcext:value-type="float">
            <text:p>0.3846153846</text:p>
          </table:table-cell>
          <table:table-cell table:style-name="Default" office:value-type="float" office:value="3.4448717949" calcext:value-type="float">
            <text:p>3.4448717949</text:p>
          </table:table-cell>
          <table:table-cell table:formula="of:=[.M44]/[.N44]" office:value-type="float" office:value="0.111648678823053" calcext:value-type="float">
            <text:p>0.1116486788</text:p>
          </table:table-cell>
          <table:table-cell office:value-type="string" calcext:value-type="string">
            <text:p>tfat/$</text:p>
          </table:table-cell>
          <table:table-cell table:number-columns-repeated="10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CHOL</text:p>
          </table:table-cell>
          <table:table-cell table:style-name="Default" office:value-type="float" office:value="80.8974358974359" calcext:value-type="float">
            <text:p>80.8974358974</text:p>
          </table:table-cell>
          <table:table-cell table:style-name="Default" office:value-type="float" office:value="3.4448717949" calcext:value-type="float">
            <text:p>3.4448717949</text:p>
          </table:table-cell>
          <table:table-cell table:formula="of:=[.M45]/[.N45]" office:value-type="float" office:value="23.4834387791155" calcext:value-type="float">
            <text:p>23.4834387791</text:p>
          </table:table-cell>
          <table:table-cell office:value-type="string" calcext:value-type="string">
            <text:p>chol/$</text:p>
          </table:table-cell>
          <table:table-cell table:number-columns-repeated="10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SALT</text:p>
          </table:table-cell>
          <table:table-cell table:style-name="Default" office:value-type="float" office:value="1070.25641025641" calcext:value-type="float">
            <text:p>1070.2564102564</text:p>
          </table:table-cell>
          <table:table-cell table:style-name="Default" office:value-type="float" office:value="3.4448717949" calcext:value-type="float">
            <text:p>3.4448717949</text:p>
          </table:table-cell>
          <table:table-cell table:formula="of:=[.M46]/[.N46]" office:value-type="float" office:value="310.681056938282" calcext:value-type="float">
            <text:p>310.6810569383</text:p>
          </table:table-cell>
          <table:table-cell office:value-type="string" calcext:value-type="string">
            <text:p>salt/$</text:p>
          </table:table-cell>
          <table:table-cell table:number-columns-repeated="10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CARBS</text:p>
          </table:table-cell>
          <table:table-cell table:style-name="Default" office:value-type="float" office:value="42.974" calcext:value-type="float">
            <text:p>42.974</text:p>
          </table:table-cell>
          <table:table-cell table:style-name="Default" office:value-type="float" office:value="3.4448717949" calcext:value-type="float">
            <text:p>3.4448717949</text:p>
          </table:table-cell>
          <table:table-cell table:formula="of:=[.M47]/[.N47]" office:value-type="float" office:value="12.4747748417289" calcext:value-type="float">
            <text:p>12.4747748417</text:p>
          </table:table-cell>
          <table:table-cell office:value-type="string" calcext:value-type="string">
            <text:p>carbs/$</text:p>
          </table:table-cell>
          <table:table-cell table:number-columns-repeated="10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PROTIEN</text:p>
          </table:table-cell>
          <table:table-cell table:style-name="Default" office:value-type="float" office:value="28.28" calcext:value-type="float">
            <text:p>28.28</text:p>
          </table:table-cell>
          <table:table-cell table:style-name="Default" office:value-type="float" office:value="3.4448717949" calcext:value-type="float">
            <text:p>3.4448717949</text:p>
          </table:table-cell>
          <table:table-cell table:formula="of:=[.M48]/[.N48]" office:value-type="float" office:value="8.20930405650145" calcext:value-type="float">
            <text:p>8.2093040565</text:p>
          </table:table-cell>
          <table:table-cell office:value-type="string" calcext:value-type="string">
            <text:p>protien/$</text:p>
          </table:table-cell>
          <table:table-cell table:number-columns-repeated="10"/>
        </table:table-row>
        <table:table-row table:style-name="ro1" table:number-rows-repeated="3">
          <table:table-cell table:style-name="Default" table:number-columns-repeated="14"/>
          <table:table-cell table:number-columns-repeated="12"/>
        </table:table-row>
        <table:table-row table:style-name="ro1">
          <table:table-cell office:value-type="string" calcext:value-type="string">
            <text:p>Sausage Burrito 3.9 oz (111 g)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790" calcext:value-type="float">
            <text:p>79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EAKFAST</text:p>
          </table:table-cell>
          <table:table-cell office:value-type="float" office:value="111" calcext:value-type="float">
            <text:p>111</text:p>
          </table:table-cell>
          <table:table-cell office:value-type="float" office:value="1.29" calcext:value-type="float">
            <text:p>1.29</text:p>
          </table:table-cell>
          <table:table-cell table:number-columns-repeated="2"/>
          <table:table-cell table:formula="of:=[.B52]/[.$N52]" office:value-type="float" office:value="232.558139534884" calcext:value-type="float">
            <text:p>232.5581395349</text:p>
          </table:table-cell>
          <table:table-cell table:formula="of:=[.C52]/[.$N52]" office:value-type="float" office:value="12.4031007751938" calcext:value-type="float">
            <text:p>12.4031007752</text:p>
          </table:table-cell>
          <table:table-cell table:formula="of:=[.D52]/[.$N52]" office:value-type="float" office:value="5.42635658914729" calcext:value-type="float">
            <text:p>5.4263565891</text:p>
          </table:table-cell>
          <table:table-cell table:formula="of:=[.E52]/[.$N52]" office:value-type="float" office:value="0" calcext:value-type="float">
            <text:p>0</text:p>
          </table:table-cell>
          <table:table-cell table:formula="of:=[.F52]/[.$N52]" office:value-type="float" office:value="89.1472868217054" calcext:value-type="float">
            <text:p>89.1472868217</text:p>
          </table:table-cell>
          <table:table-cell table:formula="of:=[.G52]/[.$N52]" office:value-type="float" office:value="612.403100775194" calcext:value-type="float">
            <text:p>612.4031007752</text:p>
          </table:table-cell>
          <table:table-cell table:formula="of:=[.H52]/[.$N52]" office:value-type="float" office:value="20.1550387596899" calcext:value-type="float">
            <text:p>20.1550387597</text:p>
          </table:table-cell>
          <table:table-cell table:formula="of:=[.I52]/[.$N52]" office:value-type="float" office:value="0.775193798449612" calcext:value-type="float">
            <text:p>0.7751937984</text:p>
          </table:table-cell>
          <table:table-cell table:formula="of:=[.J52]/[.$N52]" office:value-type="float" office:value="1.55038759689922" calcext:value-type="float">
            <text:p>1.5503875969</text:p>
          </table:table-cell>
          <table:table-cell table:formula="of:=[.K52]/[.$N52]" office:value-type="float" office:value="9.30232558139535" calcext:value-type="float">
            <text:p>9.3023255814</text:p>
          </table:table-cell>
        </table:table-row>
        <table:table-row table:style-name="ro1">
          <table:table-cell office:value-type="string" calcext:value-type="string">
            <text:p>Sausage Biscuit (Regular Size Biscuit) 4.1 oz (117 g)</text:p>
          </table:table-cell>
          <table:table-cell office:value-type="float" office:value="440" calcext:value-type="float">
            <text:p>44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EAKFAST</text:p>
          </table:table-cell>
          <table:table-cell office:value-type="float" office:value="117" calcext:value-type="float">
            <text:p>117</text:p>
          </table:table-cell>
          <table:table-cell office:value-type="float" office:value="1.19" calcext:value-type="float">
            <text:p>1.19</text:p>
          </table:table-cell>
          <table:table-cell table:number-columns-repeated="2"/>
          <table:table-cell table:formula="of:=[.B53]/[.$N53]" office:value-type="float" office:value="369.747899159664" calcext:value-type="float">
            <text:p>369.7478991597</text:p>
          </table:table-cell>
          <table:table-cell table:formula="of:=[.C53]/[.$N53]" office:value-type="float" office:value="25.2100840336134" calcext:value-type="float">
            <text:p>25.2100840336</text:p>
          </table:table-cell>
          <table:table-cell table:formula="of:=[.D53]/[.$N53]" office:value-type="float" office:value="10.0840336134454" calcext:value-type="float">
            <text:p>10.0840336134</text:p>
          </table:table-cell>
          <table:table-cell table:formula="of:=[.E53]/[.$N53]" office:value-type="float" office:value="0" calcext:value-type="float">
            <text:p>0</text:p>
          </table:table-cell>
          <table:table-cell table:formula="of:=[.F53]/[.$N53]" office:value-type="float" office:value="33.6134453781513" calcext:value-type="float">
            <text:p>33.6134453782</text:p>
          </table:table-cell>
          <table:table-cell table:formula="of:=[.G53]/[.$N53]" office:value-type="float" office:value="840.336134453782" calcext:value-type="float">
            <text:p>840.3361344538</text:p>
          </table:table-cell>
          <table:table-cell table:formula="of:=[.H53]/[.$N53]" office:value-type="float" office:value="27.7310924369748" calcext:value-type="float">
            <text:p>27.731092437</text:p>
          </table:table-cell>
          <table:table-cell table:formula="of:=[.I53]/[.$N53]" office:value-type="float" office:value="0.840336134453782" calcext:value-type="float">
            <text:p>0.8403361345</text:p>
          </table:table-cell>
          <table:table-cell table:formula="of:=[.J53]/[.$N53]" office:value-type="float" office:value="1.68067226890756" calcext:value-type="float">
            <text:p>1.6806722689</text:p>
          </table:table-cell>
          <table:table-cell table:formula="of:=[.K53]/[.$N53]" office:value-type="float" office:value="9.2436974789916" calcext:value-type="float">
            <text:p>9.243697479</text:p>
          </table:table-cell>
        </table:table-row>
        <table:table-row table:style-name="ro1">
          <table:table-cell office:value-type="string" calcext:value-type="string">
            <text:p>HASH BROWNS 2 oz (56 g)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FAST</text:p>
          </table:table-cell>
          <table:table-cell office:value-type="float" office:value="56" calcext:value-type="float">
            <text:p>56</text:p>
          </table:table-cell>
          <table:table-cell office:value-type="float" office:value="1.09" calcext:value-type="float">
            <text:p>1.09</text:p>
          </table:table-cell>
          <table:table-cell table:number-columns-repeated="2"/>
          <table:table-cell table:formula="of:=[.B54]/[.$N54]" office:value-type="float" office:value="137.614678899083" calcext:value-type="float">
            <text:p>137.6146788991</text:p>
          </table:table-cell>
          <table:table-cell table:formula="of:=[.C54]/[.$N54]" office:value-type="float" office:value="8.25688073394495" calcext:value-type="float">
            <text:p>8.2568807339</text:p>
          </table:table-cell>
          <table:table-cell table:formula="of:=[.D54]/[.$N54]" office:value-type="float" office:value="1.37614678899083" calcext:value-type="float">
            <text:p>1.376146789</text:p>
          </table:table-cell>
          <table:table-cell table:formula="of:=[.E54]/[.$N54]" office:value-type="float" office:value="0" calcext:value-type="float">
            <text:p>0</text:p>
          </table:table-cell>
          <table:table-cell table:formula="of:=[.F54]/[.$N54]" office:value-type="float" office:value="0" calcext:value-type="float">
            <text:p>0</text:p>
          </table:table-cell>
          <table:table-cell table:formula="of:=[.G54]/[.$N54]" office:value-type="float" office:value="284.403669724771" calcext:value-type="float">
            <text:p>284.4036697248</text:p>
          </table:table-cell>
          <table:table-cell table:formula="of:=[.H54]/[.$N54]" office:value-type="float" office:value="13.7614678899083" calcext:value-type="float">
            <text:p>13.7614678899</text:p>
          </table:table-cell>
          <table:table-cell table:formula="of:=[.I54]/[.$N54]" office:value-type="float" office:value="1.8348623853211" calcext:value-type="float">
            <text:p>1.8348623853</text:p>
          </table:table-cell>
          <table:table-cell table:formula="of:=[.J54]/[.$N54]" office:value-type="float" office:value="0" calcext:value-type="float">
            <text:p>0</text:p>
          </table:table-cell>
          <table:table-cell table:formula="of:=[.K54]/[.$N54]" office:value-type="float" office:value="0.91743119266055" calcext:value-type="float">
            <text:p>0.9174311927</text:p>
          </table:table-cell>
        </table:table-row>
        <table:table-row table:style-name="ro1">
          <table:table-cell office:value-type="string" calcext:value-type="string">
            <text:p>Steak, Egg &amp; Cheese Bagel 8.5 oz (242 g)</text:p>
          </table:table-cell>
          <table:table-cell office:value-type="float" office:value="660" calcext:value-type="float">
            <text:p>66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float" office:value="285" calcext:value-type="float">
            <text:p>285</text:p>
          </table:table-cell>
          <table:table-cell office:value-type="float" office:value="1490" calcext:value-type="float">
            <text:p>149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EAKFAST</text:p>
          </table:table-cell>
          <table:table-cell office:value-type="float" office:value="242" calcext:value-type="float">
            <text:p>242</text:p>
          </table:table-cell>
          <table:table-cell office:value-type="float" office:value="3.99" calcext:value-type="float">
            <text:p>3.99</text:p>
          </table:table-cell>
          <table:table-cell table:number-columns-repeated="2"/>
          <table:table-cell table:formula="of:=[.B55]/[.$N55]" office:value-type="float" office:value="165.413533834586" calcext:value-type="float">
            <text:p>165.4135338346</text:p>
          </table:table-cell>
          <table:table-cell table:formula="of:=[.C55]/[.$N55]" office:value-type="float" office:value="8.52130325814536" calcext:value-type="float">
            <text:p>8.5213032581</text:p>
          </table:table-cell>
          <table:table-cell table:formula="of:=[.D55]/[.$N55]" office:value-type="float" office:value="3.50877192982456" calcext:value-type="float">
            <text:p>3.5087719298</text:p>
          </table:table-cell>
          <table:table-cell table:formula="of:=[.E55]/[.$N55]" office:value-type="float" office:value="0.37593984962406" calcext:value-type="float">
            <text:p>0.3759398496</text:p>
          </table:table-cell>
          <table:table-cell table:formula="of:=[.F55]/[.$N55]" office:value-type="float" office:value="71.4285714285714" calcext:value-type="float">
            <text:p>71.4285714286</text:p>
          </table:table-cell>
          <table:table-cell table:formula="of:=[.G55]/[.$N55]" office:value-type="float" office:value="373.4335839599" calcext:value-type="float">
            <text:p>373.4335839599</text:p>
          </table:table-cell>
          <table:table-cell table:formula="of:=[.H55]/[.$N55]" office:value-type="float" office:value="14.0350877192982" calcext:value-type="float">
            <text:p>14.0350877193</text:p>
          </table:table-cell>
          <table:table-cell table:formula="of:=[.I55]/[.$N55]" office:value-type="float" office:value="0.75187969924812" calcext:value-type="float">
            <text:p>0.7518796992</text:p>
          </table:table-cell>
          <table:table-cell table:formula="of:=[.J55]/[.$N55]" office:value-type="float" office:value="1.75438596491228" calcext:value-type="float">
            <text:p>1.7543859649</text:p>
          </table:table-cell>
          <table:table-cell table:formula="of:=[.K55]/[.$N55]" office:value-type="float" office:value="8.27067669172932" calcext:value-type="float">
            <text:p>8.2706766917</text:p>
          </table:table-cell>
        </table:table-row>
        <table:table-row table:style-name="ro1">
          <table:table-cell office:value-type="string" calcext:value-type="string">
            <text:p>Fruit &amp; Maple Oatmeal 8.9 oz (251 g)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EAKFAST</text:p>
          </table:table-cell>
          <table:table-cell office:value-type="float" office:value="2.51" calcext:value-type="float">
            <text:p>2.51</text:p>
          </table:table-cell>
          <table:table-cell office:value-type="float" office:value="1.99" calcext:value-type="float">
            <text:p>1.99</text:p>
          </table:table-cell>
          <table:table-cell table:number-columns-repeated="2"/>
          <table:table-cell table:formula="of:=[.B56]/[.$N56]" office:value-type="float" office:value="145.72864321608" calcext:value-type="float">
            <text:p>145.7286432161</text:p>
          </table:table-cell>
          <table:table-cell table:formula="of:=[.C56]/[.$N56]" office:value-type="float" office:value="2.01005025125628" calcext:value-type="float">
            <text:p>2.0100502513</text:p>
          </table:table-cell>
          <table:table-cell table:formula="of:=[.D56]/[.$N56]" office:value-type="float" office:value="0.753768844221106" calcext:value-type="float">
            <text:p>0.7537688442</text:p>
          </table:table-cell>
          <table:table-cell table:formula="of:=[.E56]/[.$N56]" office:value-type="float" office:value="0" calcext:value-type="float">
            <text:p>0</text:p>
          </table:table-cell>
          <table:table-cell table:formula="of:=[.F56]/[.$N56]" office:value-type="float" office:value="2.51256281407035" calcext:value-type="float">
            <text:p>2.5125628141</text:p>
          </table:table-cell>
          <table:table-cell table:formula="of:=[.G56]/[.$N56]" office:value-type="float" office:value="80.4020100502513" calcext:value-type="float">
            <text:p>80.4020100503</text:p>
          </table:table-cell>
          <table:table-cell table:formula="of:=[.H56]/[.$N56]" office:value-type="float" office:value="29.1457286432161" calcext:value-type="float">
            <text:p>29.1457286432</text:p>
          </table:table-cell>
          <table:table-cell table:formula="of:=[.I56]/[.$N56]" office:value-type="float" office:value="2.51256281407035" calcext:value-type="float">
            <text:p>2.5125628141</text:p>
          </table:table-cell>
          <table:table-cell table:formula="of:=[.J56]/[.$N56]" office:value-type="float" office:value="16.0804020100503" calcext:value-type="float">
            <text:p>16.0804020101</text:p>
          </table:table-cell>
          <table:table-cell table:formula="of:=[.K56]/[.$N56]" office:value-type="float" office:value="2.51256281407035" calcext:value-type="float">
            <text:p>2.5125628141</text:p>
          </table:table-cell>
        </table:table-row>
        <table:table-row table:style-name="ro1">
          <table:table-cell office:value-type="string" calcext:value-type="string">
            <text:p>Cinnamon Melts 4 oz (114 g)</text:p>
          </table:table-cell>
          <table:table-cell office:value-type="float" office:value="460" calcext:value-type="float">
            <text:p>46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EAKFAST</text:p>
          </table:table-cell>
          <table:table-cell office:value-type="float" office:value="114" calcext:value-type="float">
            <text:p>114</text:p>
          </table:table-cell>
          <table:table-cell office:value-type="float" office:value="1.69" calcext:value-type="float">
            <text:p>1.69</text:p>
          </table:table-cell>
          <table:table-cell table:number-columns-repeated="2"/>
          <table:table-cell table:formula="of:=[.B57]/[.$N57]" office:value-type="float" office:value="272.189349112426" calcext:value-type="float">
            <text:p>272.1893491124</text:p>
          </table:table-cell>
          <table:table-cell table:formula="of:=[.C57]/[.$N57]" office:value-type="float" office:value="11.2426035502959" calcext:value-type="float">
            <text:p>11.2426035503</text:p>
          </table:table-cell>
          <table:table-cell table:formula="of:=[.D57]/[.$N57]" office:value-type="float" office:value="5.32544378698225" calcext:value-type="float">
            <text:p>5.325443787</text:p>
          </table:table-cell>
          <table:table-cell table:formula="of:=[.E57]/[.$N57]" office:value-type="float" office:value="0" calcext:value-type="float">
            <text:p>0</text:p>
          </table:table-cell>
          <table:table-cell table:formula="of:=[.F57]/[.$N57]" office:value-type="float" office:value="8.87573964497041" calcext:value-type="float">
            <text:p>8.875739645</text:p>
          </table:table-cell>
          <table:table-cell table:formula="of:=[.G57]/[.$N57]" office:value-type="float" office:value="218.934911242604" calcext:value-type="float">
            <text:p>218.9349112426</text:p>
          </table:table-cell>
          <table:table-cell table:formula="of:=[.H57]/[.$N57]" office:value-type="float" office:value="39.0532544378698" calcext:value-type="float">
            <text:p>39.0532544379</text:p>
          </table:table-cell>
          <table:table-cell table:formula="of:=[.I57]/[.$N57]" office:value-type="float" office:value="1.77514792899408" calcext:value-type="float">
            <text:p>1.775147929</text:p>
          </table:table-cell>
          <table:table-cell table:formula="of:=[.J57]/[.$N57]" office:value-type="float" office:value="18.9349112426036" calcext:value-type="float">
            <text:p>18.9349112426</text:p>
          </table:table-cell>
          <table:table-cell table:formula="of:=[.K57]/[.$N57]" office:value-type="float" office:value="3.55029585798817" calcext:value-type="float">
            <text:p>3.550295858</text:p>
          </table:table-cell>
        </table:table-row>
        <table:table-row table:style-name="ro1">
          <table:table-cell office:value-type="string" calcext:value-type="string">
            <text:p>Egg White Delight 4.8 oz (135 g)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60" calcext:value-type="float">
            <text:p>76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EAKFAST</text:p>
          </table:table-cell>
          <table:table-cell office:value-type="float" office:value="135" calcext:value-type="float">
            <text:p>135</text:p>
          </table:table-cell>
          <table:table-cell office:value-type="float" office:value="2.79" calcext:value-type="float">
            <text:p>2.79</text:p>
          </table:table-cell>
          <table:table-cell table:number-columns-repeated="2"/>
          <table:table-cell table:formula="of:=[.B58]/[.$N58]" office:value-type="float" office:value="89.6057347670251" calcext:value-type="float">
            <text:p>89.605734767</text:p>
          </table:table-cell>
          <table:table-cell table:formula="of:=[.C58]/[.$N58]" office:value-type="float" office:value="2.5089605734767" calcext:value-type="float">
            <text:p>2.5089605735</text:p>
          </table:table-cell>
          <table:table-cell table:formula="of:=[.D58]/[.$N58]" office:value-type="float" office:value="1.4336917562724" calcext:value-type="float">
            <text:p>1.4336917563</text:p>
          </table:table-cell>
          <table:table-cell table:formula="of:=[.E58]/[.$N58]" office:value-type="float" office:value="0" calcext:value-type="float">
            <text:p>0</text:p>
          </table:table-cell>
          <table:table-cell table:formula="of:=[.F58]/[.$N58]" office:value-type="float" office:value="10.752688172043" calcext:value-type="float">
            <text:p>10.752688172</text:p>
          </table:table-cell>
          <table:table-cell table:formula="of:=[.G58]/[.$N58]" office:value-type="float" office:value="272.401433691756" calcext:value-type="float">
            <text:p>272.4014336918</text:p>
          </table:table-cell>
          <table:table-cell table:formula="of:=[.H58]/[.$N58]" office:value-type="float" office:value="10.3942652329749" calcext:value-type="float">
            <text:p>10.394265233</text:p>
          </table:table-cell>
          <table:table-cell table:formula="of:=[.I58]/[.$N58]" office:value-type="float" office:value="0.3584229390681" calcext:value-type="float">
            <text:p>0.3584229391</text:p>
          </table:table-cell>
          <table:table-cell table:formula="of:=[.J58]/[.$N58]" office:value-type="float" office:value="1.0752688172043" calcext:value-type="float">
            <text:p>1.0752688172</text:p>
          </table:table-cell>
          <table:table-cell table:formula="of:=[.K58]/[.$N58]" office:value-type="float" office:value="6.45161290322581" calcext:value-type="float">
            <text:p>6.4516129032</text:p>
          </table:table-cell>
        </table:table-row>
        <table:table-row table:style-name="ro1">
          <table:table-cell office:value-type="string" calcext:value-type="string">
            <text:p>Bacon, Egg &amp; Cheese Biscuit (Large Size Biscuit) 5.9 oz (166 g)</text:p>
          </table:table-cell>
          <table:table-cell office:value-type="float" office:value="530" calcext:value-type="float">
            <text:p>53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420" calcext:value-type="float">
            <text:p>142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EAKFAST</text:p>
          </table:table-cell>
          <table:table-cell office:value-type="float" office:value="166" calcext:value-type="float">
            <text:p>166</text:p>
          </table:table-cell>
          <table:table-cell office:value-type="float" office:value="3.19" calcext:value-type="float">
            <text:p>3.19</text:p>
          </table:table-cell>
          <table:table-cell table:number-columns-repeated="2"/>
          <table:table-cell table:formula="of:=[.B59]/[.$N59]" office:value-type="float" office:value="166.144200626959" calcext:value-type="float">
            <text:p>166.144200627</text:p>
          </table:table-cell>
          <table:table-cell table:formula="of:=[.C59]/[.$N59]" office:value-type="float" office:value="9.71786833855799" calcext:value-type="float">
            <text:p>9.7178683386</text:p>
          </table:table-cell>
          <table:table-cell table:formula="of:=[.D59]/[.$N59]" office:value-type="float" office:value="4.70219435736677" calcext:value-type="float">
            <text:p>4.7021943574</text:p>
          </table:table-cell>
          <table:table-cell table:formula="of:=[.E59]/[.$N59]" office:value-type="float" office:value="0" calcext:value-type="float">
            <text:p>0</text:p>
          </table:table-cell>
          <table:table-cell table:formula="of:=[.F59]/[.$N59]" office:value-type="float" office:value="72.1003134796238" calcext:value-type="float">
            <text:p>72.1003134796</text:p>
          </table:table-cell>
          <table:table-cell table:formula="of:=[.G59]/[.$N59]" office:value-type="float" office:value="445.141065830721" calcext:value-type="float">
            <text:p>445.1410658307</text:p>
          </table:table-cell>
          <table:table-cell table:formula="of:=[.H59]/[.$N59]" office:value-type="float" office:value="13.4796238244514" calcext:value-type="float">
            <text:p>13.4796238245</text:p>
          </table:table-cell>
          <table:table-cell table:formula="of:=[.I59]/[.$N59]" office:value-type="float" office:value="0.940438871473354" calcext:value-type="float">
            <text:p>0.9404388715</text:p>
          </table:table-cell>
          <table:table-cell table:formula="of:=[.J59]/[.$N59]" office:value-type="float" office:value="1.25391849529781" calcext:value-type="float">
            <text:p>1.2539184953</text:p>
          </table:table-cell>
          <table:table-cell table:formula="of:=[.K59]/[.$N59]" office:value-type="float" office:value="5.95611285266458" calcext:value-type="float">
            <text:p>5.9561128527</text:p>
          </table:table-cell>
        </table:table-row>
        <table:table-row table:style-name="ro1">
          <table:table-cell office:value-type="string" calcext:value-type="string">
            <text:p>Big Breakfast with Hotcakes (Large Size Biscuit) 15.2 oz (430 g)</text:p>
          </table:table-cell>
          <table:table-cell office:value-type="float" office:value="1130" calcext:value-type="float">
            <text:p>113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2170" calcext:value-type="float">
            <text:p>2170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EAKFAST</text:p>
          </table:table-cell>
          <table:table-cell office:value-type="float" office:value="430" calcext:value-type="float">
            <text:p>430</text:p>
          </table:table-cell>
          <table:table-cell office:value-type="float" office:value="5.49" calcext:value-type="float">
            <text:p>5.49</text:p>
          </table:table-cell>
          <table:table-cell table:number-columns-repeated="2"/>
          <table:table-cell table:formula="of:=[.B60]/[.$N60]" office:value-type="float" office:value="205.828779599271" calcext:value-type="float">
            <text:p>205.8287795993</text:p>
          </table:table-cell>
          <table:table-cell table:formula="of:=[.C60]/[.$N60]" office:value-type="float" office:value="11.1111111111111" calcext:value-type="float">
            <text:p>11.1111111111</text:p>
          </table:table-cell>
          <table:table-cell table:formula="of:=[.D60]/[.$N60]" office:value-type="float" office:value="3.82513661202186" calcext:value-type="float">
            <text:p>3.825136612</text:p>
          </table:table-cell>
          <table:table-cell table:formula="of:=[.E60]/[.$N60]" office:value-type="float" office:value="0" calcext:value-type="float">
            <text:p>0</text:p>
          </table:table-cell>
          <table:table-cell table:formula="of:=[.F60]/[.$N60]" office:value-type="float" office:value="84.6994535519126" calcext:value-type="float">
            <text:p>84.6994535519</text:p>
          </table:table-cell>
          <table:table-cell table:formula="of:=[.G60]/[.$N60]" office:value-type="float" office:value="395.264116575592" calcext:value-type="float">
            <text:p>395.2641165756</text:p>
          </table:table-cell>
          <table:table-cell table:formula="of:=[.H60]/[.$N60]" office:value-type="float" office:value="20.2185792349727" calcext:value-type="float">
            <text:p>20.218579235</text:p>
          </table:table-cell>
          <table:table-cell table:formula="of:=[.I60]/[.$N60]" office:value-type="float" office:value="1.27504553734062" calcext:value-type="float">
            <text:p>1.2750455373</text:p>
          </table:table-cell>
          <table:table-cell table:formula="of:=[.J60]/[.$N60]" office:value-type="float" office:value="2.9143897996357" calcext:value-type="float">
            <text:p>2.9143897996</text:p>
          </table:table-cell>
          <table:table-cell table:formula="of:=[.K60]/[.$N60]" office:value-type="float" office:value="6.01092896174863" calcext:value-type="float">
            <text:p>6.0109289617</text:p>
          </table:table-cell>
        </table:table-row>
        <table:table-row table:style-name="ro1">
          <table:table-cell office:value-type="string" calcext:value-type="string">
            <text:p>Big Breakfast® (Large Size Biscuit) 10.1 oz (286 g)</text:p>
          </table:table-cell>
          <table:table-cell office:value-type="float" office:value="810" calcext:value-type="float">
            <text:p>81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1640" calcext:value-type="float">
            <text:p>164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EAKFAST</text:p>
          </table:table-cell>
          <table:table-cell office:value-type="float" office:value="286" calcext:value-type="float">
            <text:p>286</text:p>
          </table:table-cell>
          <table:table-cell office:value-type="float" office:value="3.69" calcext:value-type="float">
            <text:p>3.69</text:p>
          </table:table-cell>
          <table:table-cell table:number-columns-repeated="2"/>
          <table:table-cell table:formula="of:=[.B61]/[.$N61]" office:value-type="float" office:value="219.512195121951" calcext:value-type="float">
            <text:p>219.512195122</text:p>
          </table:table-cell>
          <table:table-cell table:formula="of:=[.C61]/[.$N61]" office:value-type="float" office:value="14.6341463414634" calcext:value-type="float">
            <text:p>14.6341463415</text:p>
          </table:table-cell>
          <table:table-cell table:formula="of:=[.D61]/[.$N61]" office:value-type="float" office:value="5.14905149051491" calcext:value-type="float">
            <text:p>5.1490514905</text:p>
          </table:table-cell>
          <table:table-cell table:formula="of:=[.E61]/[.$N61]" office:value-type="float" office:value="0" calcext:value-type="float">
            <text:p>0</text:p>
          </table:table-cell>
          <table:table-cell table:formula="of:=[.F61]/[.$N61]" office:value-type="float" office:value="120.59620596206" calcext:value-type="float">
            <text:p>120.5962059621</text:p>
          </table:table-cell>
          <table:table-cell table:formula="of:=[.G61]/[.$N61]" office:value-type="float" office:value="444.444444444444" calcext:value-type="float">
            <text:p>444.4444444444</text:p>
          </table:table-cell>
          <table:table-cell table:formula="of:=[.H61]/[.$N61]" office:value-type="float" office:value="15.4471544715447" calcext:value-type="float">
            <text:p>15.4471544715</text:p>
          </table:table-cell>
          <table:table-cell table:formula="of:=[.I61]/[.$N61]" office:value-type="float" office:value="1.0840108401084" calcext:value-type="float">
            <text:p>1.0840108401</text:p>
          </table:table-cell>
          <table:table-cell table:formula="of:=[.J61]/[.$N61]" office:value-type="float" office:value="0.813008130081301" calcext:value-type="float">
            <text:p>0.8130081301</text:p>
          </table:table-cell>
          <table:table-cell table:formula="of:=[.K61]/[.$N61]" office:value-type="float" office:value="6.77506775067751" calcext:value-type="float">
            <text:p>6.7750677507</text:p>
          </table:table-cell>
        </table:table-row>
        <table:table-row table:style-name="ro1">
          <table:table-cell office:value-type="string" calcext:value-type="string">
            <text:p>Sausage Biscuit with Egg (Large Size Biscuit) 6.4 oz (182 g)</text:p>
          </table:table-cell>
          <table:table-cell office:value-type="float" office:value="600" calcext:value-type="float">
            <text:p>60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240" calcext:value-type="float">
            <text:p>12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REAKFAST</text:p>
          </table:table-cell>
          <table:table-cell office:value-type="float" office:value="182" calcext:value-type="float">
            <text:p>182</text:p>
          </table:table-cell>
          <table:table-cell office:value-type="float" office:value="2.79" calcext:value-type="float">
            <text:p>2.79</text:p>
          </table:table-cell>
          <table:table-cell table:number-columns-repeated="2"/>
          <table:table-cell table:formula="of:=[.B62]/[.$N62]" office:value-type="float" office:value="215.05376344086" calcext:value-type="float">
            <text:p>215.0537634409</text:p>
          </table:table-cell>
          <table:table-cell table:formula="of:=[.C62]/[.$N62]" office:value-type="float" office:value="14.6953405017921" calcext:value-type="float">
            <text:p>14.6953405018</text:p>
          </table:table-cell>
          <table:table-cell table:formula="of:=[.D62]/[.$N62]" office:value-type="float" office:value="5.73476702508961" calcext:value-type="float">
            <text:p>5.7347670251</text:p>
          </table:table-cell>
          <table:table-cell table:formula="of:=[.E62]/[.$N62]" office:value-type="float" office:value="0" calcext:value-type="float">
            <text:p>0</text:p>
          </table:table-cell>
          <table:table-cell table:formula="of:=[.F62]/[.$N62]" office:value-type="float" office:value="84.2293906810036" calcext:value-type="float">
            <text:p>84.229390681</text:p>
          </table:table-cell>
          <table:table-cell table:formula="of:=[.G62]/[.$N62]" office:value-type="float" office:value="444.444444444444" calcext:value-type="float">
            <text:p>444.4444444444</text:p>
          </table:table-cell>
          <table:table-cell table:formula="of:=[.H62]/[.$N62]" office:value-type="float" office:value="14.6953405017921" calcext:value-type="float">
            <text:p>14.6953405018</text:p>
          </table:table-cell>
          <table:table-cell table:formula="of:=[.I62]/[.$N62]" office:value-type="float" office:value="1.0752688172043" calcext:value-type="float">
            <text:p>1.0752688172</text:p>
          </table:table-cell>
          <table:table-cell table:formula="of:=[.J62]/[.$N62]" office:value-type="float" office:value="1.0752688172043" calcext:value-type="float">
            <text:p>1.0752688172</text:p>
          </table:table-cell>
          <table:table-cell table:formula="of:=[.K62]/[.$N62]" office:value-type="float" office:value="6.09318996415771" calcext:value-type="float">
            <text:p>6.0931899642</text:p>
          </table:table-cell>
        </table:table-row>
        <table:table-row table:style-name="ro1">
          <table:table-cell office:value-type="string" calcext:value-type="string">
            <text:p>Bacon, Egg &amp; Cheese Biscuit with Egg Whites (Large Biscuit) 6 oz (170 g)</text:p>
          </table:table-cell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30" calcext:value-type="float">
            <text:p>143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EAKFAST</text:p>
          </table:table-cell>
          <table:table-cell office:value-type="float" office:value="170" calcext:value-type="float">
            <text:p>170</text:p>
          </table:table-cell>
          <table:table-cell office:value-type="float" office:value="3.19" calcext:value-type="float">
            <text:p>3.19</text:p>
          </table:table-cell>
          <table:table-cell table:number-columns-repeated="2"/>
          <table:table-cell table:formula="of:=[.B63]/[.$N63]" office:value-type="float" office:value="150.470219435737" calcext:value-type="float">
            <text:p>150.4702194357</text:p>
          </table:table-cell>
          <table:table-cell table:formula="of:=[.C63]/[.$N63]" office:value-type="float" office:value="8.15047021943574" calcext:value-type="float">
            <text:p>8.1504702194</text:p>
          </table:table-cell>
          <table:table-cell table:formula="of:=[.D63]/[.$N63]" office:value-type="float" office:value="4.07523510971787" calcext:value-type="float">
            <text:p>4.0752351097</text:p>
          </table:table-cell>
          <table:table-cell table:formula="of:=[.E63]/[.$N63]" office:value-type="float" office:value="0" calcext:value-type="float">
            <text:p>0</text:p>
          </table:table-cell>
          <table:table-cell table:formula="of:=[.F63]/[.$N63]" office:value-type="float" office:value="10.9717868338558" calcext:value-type="float">
            <text:p>10.9717868339</text:p>
          </table:table-cell>
          <table:table-cell table:formula="of:=[.G63]/[.$N63]" office:value-type="float" office:value="448.275862068966" calcext:value-type="float">
            <text:p>448.275862069</text:p>
          </table:table-cell>
          <table:table-cell table:formula="of:=[.H63]/[.$N63]" office:value-type="float" office:value="13.166144200627" calcext:value-type="float">
            <text:p>13.1661442006</text:p>
          </table:table-cell>
          <table:table-cell table:formula="of:=[.I63]/[.$N63]" office:value-type="float" office:value="0.940438871473354" calcext:value-type="float">
            <text:p>0.9404388715</text:p>
          </table:table-cell>
          <table:table-cell table:formula="of:=[.J63]/[.$N63]" office:value-type="float" office:value="1.25391849529781" calcext:value-type="float">
            <text:p>1.2539184953</text:p>
          </table:table-cell>
          <table:table-cell table:formula="of:=[.K63]/[.$N63]" office:value-type="float" office:value="6.26959247648903" calcext:value-type="float">
            <text:p>6.2695924765</text:p>
          </table:table-cell>
        </table:table-row>
        <table:table-row table:style-name="ro1">
          <table:table-cell office:value-type="string" calcext:value-type="string">
            <text:p>Sausage McMuffin with Egg Whites 5.8 oz (163 g)</text:p>
          </table:table-cell>
          <table:table-cell office:value-type="float" office:value="430" calcext:value-type="float">
            <text:p>4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50" calcext:value-type="float">
            <text:p>8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EAKFAST</text:p>
          </table:table-cell>
          <table:table-cell office:value-type="float" office:value="163" calcext:value-type="float">
            <text:p>163</text:p>
          </table:table-cell>
          <table:table-cell office:value-type="float" office:value="2.99" calcext:value-type="float">
            <text:p>2.99</text:p>
          </table:table-cell>
          <table:table-cell table:number-columns-repeated="2"/>
          <table:table-cell table:formula="of:=[.B64]/[.$N64]" office:value-type="float" office:value="143.8127090301" calcext:value-type="float">
            <text:p>143.8127090301</text:p>
          </table:table-cell>
          <table:table-cell table:formula="of:=[.C64]/[.$N64]" office:value-type="float" office:value="8.36120401337793" calcext:value-type="float">
            <text:p>8.3612040134</text:p>
          </table:table-cell>
          <table:table-cell table:formula="of:=[.D64]/[.$N64]" office:value-type="float" office:value="3.34448160535117" calcext:value-type="float">
            <text:p>3.3444816054</text:p>
          </table:table-cell>
          <table:table-cell table:formula="of:=[.E64]/[.$N64]" office:value-type="float" office:value="0" calcext:value-type="float">
            <text:p>0</text:p>
          </table:table-cell>
          <table:table-cell table:formula="of:=[.F64]/[.$N64]" office:value-type="float" office:value="20.066889632107" calcext:value-type="float">
            <text:p>20.0668896321</text:p>
          </table:table-cell>
          <table:table-cell table:formula="of:=[.G64]/[.$N64]" office:value-type="float" office:value="284.280936454849" calcext:value-type="float">
            <text:p>284.2809364549</text:p>
          </table:table-cell>
          <table:table-cell table:formula="of:=[.H64]/[.$N64]" office:value-type="float" office:value="9.69899665551839" calcext:value-type="float">
            <text:p>9.6989966555</text:p>
          </table:table-cell>
          <table:table-cell table:formula="of:=[.I64]/[.$N64]" office:value-type="float" office:value="0.334448160535117" calcext:value-type="float">
            <text:p>0.3344481605</text:p>
          </table:table-cell>
          <table:table-cell table:formula="of:=[.J64]/[.$N64]" office:value-type="float" office:value="0.668896321070234" calcext:value-type="float">
            <text:p>0.6688963211</text:p>
          </table:table-cell>
          <table:table-cell table:formula="of:=[.K64]/[.$N64]" office:value-type="float" office:value="7.02341137123746" calcext:value-type="float">
            <text:p>7.0234113712</text:p>
          </table:table-cell>
        </table:table-row>
        <table:table-row table:style-name="ro1">
          <table:table-cell office:value-type="string" calcext:value-type="string">
            <text:p>Bacon, Egg &amp; Cheese McGriddles with Egg Whites 6.3 oz (178 g)</text:p>
          </table:table-cell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60" calcext:value-type="float">
            <text:p>126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EAKFAST</text:p>
          </table:table-cell>
          <table:table-cell office:value-type="float" office:value="178" calcext:value-type="float">
            <text:p>178</text:p>
          </table:table-cell>
          <table:table-cell office:value-type="float" office:value="3.29" calcext:value-type="float">
            <text:p>3.29</text:p>
          </table:table-cell>
          <table:table-cell table:number-columns-repeated="2"/>
          <table:table-cell table:formula="of:=[.B65]/[.$N65]" office:value-type="float" office:value="124.620060790274" calcext:value-type="float">
            <text:p>124.6200607903</text:p>
          </table:table-cell>
          <table:table-cell table:formula="of:=[.C65]/[.$N65]" office:value-type="float" office:value="4.86322188449848" calcext:value-type="float">
            <text:p>4.8632218845</text:p>
          </table:table-cell>
          <table:table-cell table:formula="of:=[.D65]/[.$N65]" office:value-type="float" office:value="2.12765957446808" calcext:value-type="float">
            <text:p>2.1276595745</text:p>
          </table:table-cell>
          <table:table-cell table:formula="of:=[.E65]/[.$N65]" office:value-type="float" office:value="0" calcext:value-type="float">
            <text:p>0</text:p>
          </table:table-cell>
          <table:table-cell table:formula="of:=[.F65]/[.$N65]" office:value-type="float" office:value="10.6382978723404" calcext:value-type="float">
            <text:p>10.6382978723</text:p>
          </table:table-cell>
          <table:table-cell table:formula="of:=[.G65]/[.$N65]" office:value-type="float" office:value="382.978723404255" calcext:value-type="float">
            <text:p>382.9787234043</text:p>
          </table:table-cell>
          <table:table-cell table:formula="of:=[.H65]/[.$N65]" office:value-type="float" office:value="14.2857142857143" calcext:value-type="float">
            <text:p>14.2857142857</text:p>
          </table:table-cell>
          <table:table-cell table:formula="of:=[.I65]/[.$N65]" office:value-type="float" office:value="0.60790273556231" calcext:value-type="float">
            <text:p>0.6079027356</text:p>
          </table:table-cell>
          <table:table-cell table:formula="of:=[.J65]/[.$N65]" office:value-type="float" office:value="4.86322188449848" calcext:value-type="float">
            <text:p>4.8632218845</text:p>
          </table:table-cell>
          <table:table-cell table:formula="of:=[.K65]/[.$N65]" office:value-type="float" office:value="6.0790273556231" calcext:value-type="float">
            <text:p>6.0790273556</text:p>
          </table:table-cell>
        </table:table-row>
        <table:table-row table:style-name="ro1">
          <table:table-cell office:value-type="string" calcext:value-type="string">
            <text:p>Bacon, Egg &amp; Cheese Bagel 6.7 oz (191 g)</text:p>
          </table:table-cell>
          <table:table-cell office:value-type="float" office:value="580" calcext:value-type="float">
            <text:p>58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255" calcext:value-type="float">
            <text:p>255</text:p>
          </table:table-cell>
          <table:table-cell office:value-type="float" office:value="1330" calcext:value-type="float">
            <text:p>133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REAKFAST</text:p>
          </table:table-cell>
          <table:table-cell office:value-type="float" office:value="191" calcext:value-type="float">
            <text:p>191</text:p>
          </table:table-cell>
          <table:table-cell office:value-type="float" office:value="3.29" calcext:value-type="float">
            <text:p>3.29</text:p>
          </table:table-cell>
          <table:table-cell table:number-columns-repeated="2"/>
          <table:table-cell table:formula="of:=[.B66]/[.$N66]" office:value-type="float" office:value="176.29179331307" calcext:value-type="float">
            <text:p>176.2917933131</text:p>
          </table:table-cell>
          <table:table-cell table:formula="of:=[.C66]/[.$N66]" office:value-type="float" office:value="8.51063829787234" calcext:value-type="float">
            <text:p>8.5106382979</text:p>
          </table:table-cell>
          <table:table-cell table:formula="of:=[.D66]/[.$N66]" office:value-type="float" office:value="3.64741641337386" calcext:value-type="float">
            <text:p>3.6474164134</text:p>
          </table:table-cell>
          <table:table-cell table:formula="of:=[.E66]/[.$N66]" office:value-type="float" office:value="0.151975683890578" calcext:value-type="float">
            <text:p>0.1519756839</text:p>
          </table:table-cell>
          <table:table-cell table:formula="of:=[.F66]/[.$N66]" office:value-type="float" office:value="77.5075987841945" calcext:value-type="float">
            <text:p>77.5075987842</text:p>
          </table:table-cell>
          <table:table-cell table:formula="of:=[.G66]/[.$N66]" office:value-type="float" office:value="404.255319148936" calcext:value-type="float">
            <text:p>404.2553191489</text:p>
          </table:table-cell>
          <table:table-cell table:formula="of:=[.H66]/[.$N66]" office:value-type="float" office:value="16.7173252279635" calcext:value-type="float">
            <text:p>16.717325228</text:p>
          </table:table-cell>
          <table:table-cell table:formula="of:=[.I66]/[.$N66]" office:value-type="float" office:value="0.911854103343465" calcext:value-type="float">
            <text:p>0.9118541033</text:p>
          </table:table-cell>
          <table:table-cell table:formula="of:=[.J66]/[.$N66]" office:value-type="float" office:value="2.12765957446808" calcext:value-type="float">
            <text:p>2.1276595745</text:p>
          </table:table-cell>
          <table:table-cell table:formula="of:=[.K66]/[.$N66]" office:value-type="float" office:value="8.20668693009119" calcext:value-type="float">
            <text:p>8.2066869301</text:p>
          </table:table-cell>
        </table:table-row>
        <table:table-row table:style-name="ro1">
          <table:table-cell office:value-type="string" calcext:value-type="string">
            <text:p>Sausage McMuffin 4 oz (114 g)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EAKFAST</text:p>
          </table:table-cell>
          <table:table-cell office:value-type="float" office:value="114" calcext:value-type="float">
            <text:p>114</text:p>
          </table:table-cell>
          <table:table-cell office:value-type="float" office:value="1.19" calcext:value-type="float">
            <text:p>1.19</text:p>
          </table:table-cell>
          <table:table-cell table:number-columns-repeated="2"/>
          <table:table-cell table:formula="of:=[.B67]/[.$N67]" office:value-type="float" office:value="336.134453781513" calcext:value-type="float">
            <text:p>336.1344537815</text:p>
          </table:table-cell>
          <table:table-cell table:formula="of:=[.C67]/[.$N67]" office:value-type="float" office:value="21.0084033613445" calcext:value-type="float">
            <text:p>21.0084033613</text:p>
          </table:table-cell>
          <table:table-cell table:formula="of:=[.D67]/[.$N67]" office:value-type="float" office:value="8.40336134453782" calcext:value-type="float">
            <text:p>8.4033613445</text:p>
          </table:table-cell>
          <table:table-cell table:formula="of:=[.E67]/[.$N67]" office:value-type="float" office:value="0" calcext:value-type="float">
            <text:p>0</text:p>
          </table:table-cell>
          <table:table-cell table:formula="of:=[.F67]/[.$N67]" office:value-type="float" office:value="50.4201680672269" calcext:value-type="float">
            <text:p>50.4201680672</text:p>
          </table:table-cell>
          <table:table-cell table:formula="of:=[.G67]/[.$N67]" office:value-type="float" office:value="630.252100840336" calcext:value-type="float">
            <text:p>630.2521008403</text:p>
          </table:table-cell>
          <table:table-cell table:formula="of:=[.H67]/[.$N67]" office:value-type="float" office:value="23.5294117647059" calcext:value-type="float">
            <text:p>23.5294117647</text:p>
          </table:table-cell>
          <table:table-cell table:formula="of:=[.I67]/[.$N67]" office:value-type="float" office:value="0.840336134453782" calcext:value-type="float">
            <text:p>0.8403361345</text:p>
          </table:table-cell>
          <table:table-cell table:formula="of:=[.J67]/[.$N67]" office:value-type="float" office:value="1.68067226890756" calcext:value-type="float">
            <text:p>1.6806722689</text:p>
          </table:table-cell>
          <table:table-cell table:formula="of:=[.K67]/[.$N67]" office:value-type="float" office:value="11.7647058823529" calcext:value-type="float">
            <text:p>11.7647058824</text:p>
          </table:table-cell>
        </table:table-row>
        <table:table-row table:style-name="ro1">
          <table:table-cell table:style-name="Default"/>
          <table:table-cell table:style-name="Default" office:value-type="float" office:value="495" calcext:value-type="float">
            <text:p>495</text:p>
          </table:table-cell>
          <table:table-cell table:style-name="Default"/>
          <table:table-cell table:style-name="Default" table:formula="of:=AVERAGE([.D52:.D67])" office:value-type="float" office:value="10.75" calcext:value-type="float">
            <text:p>10.75</text:p>
          </table:table-cell>
          <table:table-cell table:style-name="Default" table:formula="of:=AVERAGE([.E52:.E67])" office:value-type="float" office:value="0.125" calcext:value-type="float">
            <text:p>0.125</text:p>
          </table:table-cell>
          <table:table-cell table:style-name="Default" table:formula="of:=AVERAGE([.F52:.F67])" office:value-type="float" office:value="144.375" calcext:value-type="float">
            <text:p>144.375</text:p>
          </table:table-cell>
          <table:table-cell table:style-name="Default" table:formula="of:=AVERAGE([.G52:.G67])" office:value-type="float" office:value="1060.625" calcext:value-type="float">
            <text:p>1060.625</text:p>
          </table:table-cell>
          <table:table-cell table:style-name="Default" table:formula="of:=AVERAGE([.H52:.H67])" office:value-type="float" office:value="46" calcext:value-type="float">
            <text:p>46</text:p>
          </table:table-cell>
          <table:table-cell table:style-name="Default" table:number-columns-repeated="2"/>
          <table:table-cell table:style-name="Default" office:value-type="float" office:value="17.625" calcext:value-type="float">
            <text:p>17.625</text:p>
          </table:table-cell>
          <table:table-cell table:style-name="Default" office:value-type="string" calcext:value-type="string">
            <text:p>GRAMS</text:p>
          </table:table-cell>
          <table:table-cell table:style-name="Default" office:value-type="float" office:value="166.094375" calcext:value-type="float">
            <text:p>166.094375</text:p>
          </table:table-cell>
          <table:table-cell table:style-name="Default" office:value-type="float" office:value="2.69625" calcext:value-type="float">
            <text:p>2.69625</text:p>
          </table:table-cell>
          <table:table-cell table:formula="of:=[.M68]/[.N68]" office:value-type="float" office:value="61.6019935095039" calcext:value-type="float">
            <text:p>61.6019935095</text:p>
          </table:table-cell>
          <table:table-cell office:value-type="string" calcext:value-type="string">
            <text:p>g/$</text:p>
          </table:table-cell>
          <table:table-cell table:number-columns-repeated="10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CALORIES</text:p>
          </table:table-cell>
          <table:table-cell table:style-name="Default" office:value-type="float" office:value="495" calcext:value-type="float">
            <text:p>495</text:p>
          </table:table-cell>
          <table:table-cell table:style-name="Default" office:value-type="float" office:value="2.69625" calcext:value-type="float">
            <text:p>2.69625</text:p>
          </table:table-cell>
          <table:table-cell table:formula="of:=[.M69]/[.N69]" office:value-type="float" office:value="183.588317107093" calcext:value-type="float">
            <text:p>183.5883171071</text:p>
          </table:table-cell>
          <table:table-cell office:value-type="string" calcext:value-type="string">
            <text:p>cal/$</text:p>
          </table:table-cell>
          <table:table-cell table:number-columns-repeated="10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SFAT</text:p>
          </table:table-cell>
          <table:table-cell table:style-name="Default" office:value-type="float" office:value="10.75" calcext:value-type="float">
            <text:p>10.75</text:p>
          </table:table-cell>
          <table:table-cell table:style-name="Default" office:value-type="float" office:value="2.69625" calcext:value-type="float">
            <text:p>2.69625</text:p>
          </table:table-cell>
          <table:table-cell table:formula="of:=[.M70]/[.N70]" office:value-type="float" office:value="3.98701900788132" calcext:value-type="float">
            <text:p>3.9870190079</text:p>
          </table:table-cell>
          <table:table-cell office:value-type="string" calcext:value-type="string">
            <text:p>sfat/$</text:p>
          </table:table-cell>
          <table:table-cell table:number-columns-repeated="10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TFAT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 office:value-type="float" office:value="2.69625" calcext:value-type="float">
            <text:p>2.69625</text:p>
          </table:table-cell>
          <table:table-cell table:formula="of:=[.M71]/[.N71]" office:value-type="float" office:value="0.0463606861381548" calcext:value-type="float">
            <text:p>0.0463606861</text:p>
          </table:table-cell>
          <table:table-cell office:value-type="string" calcext:value-type="string">
            <text:p>tfat/$</text:p>
          </table:table-cell>
          <table:table-cell table:number-columns-repeated="10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CHOL</text:p>
          </table:table-cell>
          <table:table-cell table:style-name="Default" office:value-type="float" office:value="144.375" calcext:value-type="float">
            <text:p>144.375</text:p>
          </table:table-cell>
          <table:table-cell table:style-name="Default" office:value-type="float" office:value="2.69625" calcext:value-type="float">
            <text:p>2.69625</text:p>
          </table:table-cell>
          <table:table-cell table:formula="of:=[.M72]/[.N72]" office:value-type="float" office:value="53.5465924895688" calcext:value-type="float">
            <text:p>53.5465924896</text:p>
          </table:table-cell>
          <table:table-cell office:value-type="string" calcext:value-type="string">
            <text:p>chol/$</text:p>
          </table:table-cell>
          <table:table-cell table:number-columns-repeated="10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SALT</text:p>
          </table:table-cell>
          <table:table-cell table:style-name="Default" office:value-type="float" office:value="1060.625" calcext:value-type="float">
            <text:p>1060.625</text:p>
          </table:table-cell>
          <table:table-cell table:style-name="Default" office:value-type="float" office:value="2.69625" calcext:value-type="float">
            <text:p>2.69625</text:p>
          </table:table-cell>
          <table:table-cell table:formula="of:=[.M73]/[.N73]" office:value-type="float" office:value="393.370421882244" calcext:value-type="float">
            <text:p>393.3704218822</text:p>
          </table:table-cell>
          <table:table-cell office:value-type="string" calcext:value-type="string">
            <text:p>salt/$</text:p>
          </table:table-cell>
          <table:table-cell table:number-columns-repeated="10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CARBS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2.69625" calcext:value-type="float">
            <text:p>2.69625</text:p>
          </table:table-cell>
          <table:table-cell table:formula="of:=[.M74]/[.N74]" office:value-type="float" office:value="17.060732498841" calcext:value-type="float">
            <text:p>17.0607324988</text:p>
          </table:table-cell>
          <table:table-cell office:value-type="string" calcext:value-type="string">
            <text:p>carbs/$</text:p>
          </table:table-cell>
          <table:table-cell table:number-columns-repeated="10"/>
        </table:table-row>
        <table:table-row table:style-name="ro1">
          <table:table-cell table:style-name="Default" table:number-columns-repeated="11"/>
          <table:table-cell table:style-name="Default" office:value-type="string" calcext:value-type="string">
            <text:p>PROTIEN</text:p>
          </table:table-cell>
          <table:table-cell table:style-name="Default" office:value-type="float" office:value="17.63" calcext:value-type="float">
            <text:p>17.63</text:p>
          </table:table-cell>
          <table:table-cell table:style-name="Default" office:value-type="float" office:value="2.69625" calcext:value-type="float">
            <text:p>2.69625</text:p>
          </table:table-cell>
          <table:table-cell table:formula="of:=[.M75]/[.N75]" office:value-type="float" office:value="6.53871117292536" calcext:value-type="float">
            <text:p>6.5387111729</text:p>
          </table:table-cell>
          <table:table-cell office:value-type="string" calcext:value-type="string">
            <text:p>protien/$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20:36:50.699341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1-28T20:51:49.338053016</dc:date>
    <meta:editing-duration>PT4M48S</meta:editing-duration>
    <meta:editing-cycles>1</meta:editing-cycles>
    <meta:document-statistic meta:table-count="1" meta:cell-count="1428" meta:object-count="0"/>
  </office:meta>
</office:document-meta>
</file>